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1.63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3.6047in"/>
    </style:style>
    <style:style style:name="co7" style:family="table-column">
      <style:table-column-properties fo:break-before="auto" style:column-width="2.4902in"/>
    </style:style>
    <style:style style:name="co8" style:family="table-column">
      <style:table-column-properties fo:break-before="auto" style:column-width="1.7146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5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EXPANSION SYMBOL</text:p>
          </table:table-cell>
          <table:table-cell table:style-name="ce1" office:value-type="string">
            <text:p>ABILITIES</text:p>
          </table:table-cell>
          <table:table-cell table:style-name="ce3" office:value-type="string">
            <text:p>POWER/TOUGHNE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Death's Caress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3SS</text:p>
          </table:table-cell>
          <table:table-cell table:style-name="ce2" office:value-type="string">
            <text:p>Sorcery</text:p>
          </table:table-cell>
          <table:table-cell table:style-name="ce2" office:value-type="string">
            <text:p>Dark Ascension-Common</text:p>
          </table:table-cell>
          <table:table-cell table:style-name="ce2"/>
          <table:table-cell table:style-name="ce4"/>
          <table:table-cell table:style-name="ce8" table:number-columns-repeated="1017"/>
        </table:table-row>
        <table:table-row table:style-name="ro3">
          <table:table-cell office:value-type="string">
            <text:p>Gruesome Discovery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Chosen of Markov // Markov's Servant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Human // 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 // 4/4</text:p>
          </table:table-cell>
          <table:table-cell table:number-columns-repeated="1017"/>
        </table:table-row>
        <table:table-row table:style-name="ro3">
          <table:table-cell office:value-type="string">
            <text:p>Highborn Ghoul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Creature-Zombi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Sightless Ghoul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Zombie Soldie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ravepur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Gravepur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Tragic Slip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Tragic Slip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Undying Evil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Falkenrath Tortur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alkenrath Tortur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alkenrath Tortur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alkenrath Tortur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Death's Caress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Spiteful Shadow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Chosen of Markov // Markov's Servant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uman // 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 // 4/4</text:p>
          </table:table-cell>
          <table:table-cell table:number-columns-repeated="1017"/>
        </table:table-row>
        <table:table-row table:style-name="ro3">
          <table:table-cell office:value-type="string">
            <text:p>Undying Evil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Spiteful Shadow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Sightless Ghoul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Zombie Soldie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piteful Shadow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Maw of the Mire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Night Terror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Walking Corps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Zombie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ruesome Deformity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Walking Corps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Zombie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alking Corps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Zombie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ltar's Reap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Altar's Reap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Victim of Night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Dead Weight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Corpse Lun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Manor Skeleton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Skeleton</text:p>
          </table:table-cell>
          <table:table-cell office:value-type="string">
            <text:p>Innistrad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Vampire Interloper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Vampire Scout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Dead Weight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Dead Weight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Night Terror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Distress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Sorcery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Brink of Disast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Enchantment-Aura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Hideous Visa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Dementia Bat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Bat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Evil Presenc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Grim Affliction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Caustic Hound</text:p>
          </table:table-cell>
          <table:table-cell office:value-type="string">
            <text:p>Black</text:p>
          </table:table-cell>
          <table:table-cell office:value-type="string">
            <text:p>5S</text:p>
          </table:table-cell>
          <table:table-cell office:value-type="string">
            <text:p>Creature-Hound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Horrifying Revelation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Sorcery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Horrifying Revelation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Sorcery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Flensermit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Gremlin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Phyresi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Phyresis (Foreign)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Virulent Wound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Virulent Wound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Blistergrub (Foreign)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orror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Psychic Miasma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orcery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Psychic Miasma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orcery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Psychic Miasma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orcery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Moriok Reaver (Foreign)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uman Warrior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Instill Infection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Instant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Grasp of Darkness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Instant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Grasp of Darkness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Instant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Instill Infection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Instant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Grasp of Darkness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Instant</text:p>
          </table:table-cell>
          <table:table-cell office:value-type="string">
            <text:p>Scars of Mirrodin-Common</text:p>
          </table:table-cell>
          <table:table-cell table:number-columns-repeated="1019"/>
        </table:table-row>
        <table:table-row table:style-name="ro3">
          <table:table-cell office:value-type="string">
            <text:p>Nether Horror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Horror</text:p>
          </table:table-cell>
          <table:table-cell office:value-type="string">
            <text:p>M11-Common</text:p>
          </table:table-cell>
          <table:table-cell/>
          <table:table-cell office:value-type="string">
            <text:p>4/2</text:p>
          </table:table-cell>
          <table:table-cell table:number-columns-repeated="1017"/>
        </table:table-row>
        <table:table-row table:style-name="ro3">
          <table:table-cell office:value-type="string">
            <text:p>Assassinat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Sign in Blood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uress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Viscera Seer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Vampire Wizard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isentomb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uress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Barony Vampir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Vampire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Quag Sicknes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oom Blad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oom Blad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oom Blad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Quag Sicknes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Unholy Strength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Nightwing Shade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Shade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loodthrone Vampire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Vampire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Viscera Seer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Vampire Wizard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Viscera Seer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Vampire Wizard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Cadaver Imp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Creature-Imp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Cadaver Imp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Creature-Imp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Jagwasp Swarm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Insect</text:p>
          </table:table-cell>
          <table:table-cell office:value-type="string">
            <text:p>Worldwake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Jagwasp Swarm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Insect</text:p>
          </table:table-cell>
          <table:table-cell office:value-type="string">
            <text:p>Worldwake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Guul Draz Vampir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Vampire Rogue</text:p>
          </table:table-cell>
          <table:table-cell office:value-type="string">
            <text:p>Zendikar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Crypt Ripp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Shade</text:p>
          </table:table-cell>
          <table:table-cell office:value-type="string">
            <text:p>Zendikar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ind Rot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M10-Common</text:p>
          </table:table-cell>
          <table:table-cell table:number-columns-repeated="1019"/>
        </table:table-row>
        <table:table-row table:style-name="ro3">
          <table:table-cell office:value-type="string">
            <text:p>Loch Korrigan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Spirit</text:p>
          </table:table-cell>
          <table:table-cell office:value-type="string">
            <text:p>Shadowmoor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oggart Logger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Goblin Rogue</text:p>
          </table:table-cell>
          <table:table-cell office:value-type="string">
            <text:p>Lorwy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Bog Hoodlums</text:p>
          </table:table-cell>
          <table:table-cell office:value-type="string">
            <text:p>Black</text:p>
          </table:table-cell>
          <table:table-cell office:value-type="string">
            <text:p>5S</text:p>
          </table:table-cell>
          <table:table-cell office:value-type="string">
            <text:p>Creature-Goblin Warrior</text:p>
          </table:table-cell>
          <table:table-cell office:value-type="string">
            <text:p>Lorwyn-Common</text:p>
          </table:table-cell>
          <table:table-cell/>
          <table:table-cell office:value-type="string">
            <text:p>4/1</text:p>
          </table:table-cell>
          <table:table-cell table:number-columns-repeated="1017"/>
        </table:table-row>
        <table:table-row table:style-name="ro3">
          <table:table-cell office:value-type="string">
            <text:p>Unholy Strength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ment-Aura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Assassinat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Essence Drain (Foreign)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Sorcery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Death Rattle</text:p>
          </table:table-cell>
          <table:table-cell office:value-type="string">
            <text:p>Black</text:p>
          </table:table-cell>
          <table:table-cell office:value-type="string">
            <text:p>5S</text:p>
          </table:table-cell>
          <table:table-cell office:value-type="string">
            <text:p>Instant</text:p>
          </table:table-cell>
          <table:table-cell office:value-type="string">
            <text:p>Future Sight-Common</text:p>
          </table:table-cell>
          <table:table-cell table:number-columns-repeated="1019"/>
        </table:table-row>
        <table:table-row table:style-name="ro3">
          <table:table-cell office:value-type="string">
            <text:p>Grave Peril (Foreign)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Future Sight-Common</text:p>
          </table:table-cell>
          <table:table-cell table:number-columns-repeated="1019"/>
        </table:table-row>
        <table:table-row table:style-name="ro3">
          <table:table-cell office:value-type="string">
            <text:p>Midnight Charm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Planar Chaos-Common</text:p>
          </table:table-cell>
          <table:table-cell table:number-columns-repeated="1019"/>
        </table:table-row>
        <table:table-row table:style-name="ro3">
          <table:table-cell office:value-type="string">
            <text:p>Viscid Lemures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Spirit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Strangling Soot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Feeblenes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Grim Harvest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Cold Snap-Common</text:p>
          </table:table-cell>
          <table:table-cell table:number-columns-repeated="1019"/>
        </table:table-row>
        <table:table-row table:style-name="ro3">
          <table:table-cell office:value-type="string">
            <text:p>Chill to the Bone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Instant</text:p>
          </table:table-cell>
          <table:table-cell office:value-type="string">
            <text:p>Cold Snap-Common</text:p>
          </table:table-cell>
          <table:table-cell table:number-columns-repeated="1019"/>
        </table:table-row>
        <table:table-row table:style-name="ro3">
          <table:table-cell office:value-type="string">
            <text:p>Slaughterhouse Bouncer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Ogre Warrior</text:p>
          </table:table-cell>
          <table:table-cell office:value-type="string">
            <text:p>Dissensio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Entropic Eidolon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Spirit</text:p>
          </table:table-cell>
          <table:table-cell office:value-type="string">
            <text:p>Diss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Entropic Eidolon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Spirit</text:p>
          </table:table-cell>
          <table:table-cell office:value-type="string">
            <text:p>Diss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Cremat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Guildpact-Common</text:p>
          </table:table-cell>
          <table:table-cell table:number-columns-repeated="1019"/>
        </table:table-row>
        <table:table-row table:style-name="ro3">
          <table:table-cell office:value-type="string">
            <text:p>Cremat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Guildpact-Common</text:p>
          </table:table-cell>
          <table:table-cell table:number-columns-repeated="1019"/>
        </table:table-row>
        <table:table-row table:style-name="ro3">
          <table:table-cell office:value-type="string">
            <text:p>Brainspoil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Sorcery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Dimir House Guar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Skeleton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Necromantic Thirst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Enchantment-Aura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Clinging Darknes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Contaminated Bond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ment-Aura</text:p>
          </table:table-cell>
          <table:table-cell office:value-type="string">
            <text:p>Ninth Edition-Common</text:p>
          </table:table-cell>
          <table:table-cell table:number-columns-repeated="1019"/>
        </table:table-row>
        <table:table-row table:style-name="ro3">
          <table:table-cell office:value-type="string">
            <text:p>Deathknell Kami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Spirit</text:p>
          </table:table-cell>
          <table:table-cell office:value-type="string">
            <text:p>Saviors of Kamigawa-Common</text:p>
          </table:table-cell>
          <table:table-cell/>
          <table:table-cell office:value-type="string">
            <text:p>0/1</text:p>
          </table:table-cell>
          <table:table-cell table:number-columns-repeated="1017"/>
        </table:table-row>
        <table:table-row table:style-name="ro3">
          <table:table-cell office:value-type="string">
            <text:p>Blessing of Leeches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Enchant Creature</text:p>
          </table:table-cell>
          <table:table-cell office:value-type="string">
            <text:p>Betraye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Devouring Greed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-Arcane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Nezumi Cutthroat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Rat Warrior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Kami of the Waning Moon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Spirit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Rend Spirit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Pull Under</text:p>
          </table:table-cell>
          <table:table-cell office:value-type="string">
            <text:p>Black</text:p>
          </table:table-cell>
          <table:table-cell office:value-type="string">
            <text:p>5S</text:p>
          </table:table-cell>
          <table:table-cell office:value-type="string">
            <text:p>Instant-Arcane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Burden of Gree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Instant</text:p>
          </table:table-cell>
          <table:table-cell office:value-type="string">
            <text:p>Darksteel-Common</text:p>
          </table:table-cell>
          <table:table-cell table:number-columns-repeated="1019"/>
        </table:table-row>
        <table:table-row table:style-name="ro3">
          <table:table-cell office:value-type="string">
            <text:p>Burden of Gree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Instant</text:p>
          </table:table-cell>
          <table:table-cell office:value-type="string">
            <text:p>Darksteel-Common</text:p>
          </table:table-cell>
          <table:table-cell table:number-columns-repeated="1019"/>
        </table:table-row>
        <table:table-row table:style-name="ro3">
          <table:table-cell office:value-type="string">
            <text:p>Wrench Mind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Sorcery</text:p>
          </table:table-cell>
          <table:table-cell office:value-type="string">
            <text:p>Mirrodin-Common</text:p>
          </table:table-cell>
          <table:table-cell table:number-columns-repeated="1019"/>
        </table:table-row>
        <table:table-row table:style-name="ro3">
          <table:table-cell office:value-type="string">
            <text:p>Wrench Mind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Sorcery</text:p>
          </table:table-cell>
          <table:table-cell office:value-type="string">
            <text:p>Mirrodin-Common</text:p>
          </table:table-cell>
          <table:table-cell table:number-columns-repeated="1019"/>
        </table:table-row>
        <table:table-row table:style-name="ro3">
          <table:table-cell office:value-type="string">
            <text:p>Moriok Scavenger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Creature-Human Rogue</text:p>
          </table:table-cell>
          <table:table-cell office:value-type="string">
            <text:p>Mirrodin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Nausea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orcery</text:p>
          </table:table-cell>
          <table:table-cell office:value-type="string">
            <text:p>Eighth Edition-Common</text:p>
          </table:table-cell>
          <table:table-cell table:number-columns-repeated="1019"/>
        </table:table-row>
        <table:table-row table:style-name="ro3">
          <table:table-cell office:value-type="string">
            <text:p>Unholy Strength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Enchant Creature</text:p>
          </table:table-cell>
          <table:table-cell office:value-type="string">
            <text:p>Eighth Edition-Common</text:p>
          </table:table-cell>
          <table:table-cell table:number-columns-repeated="1019"/>
        </table:table-row>
        <table:table-row table:style-name="ro3">
          <table:table-cell office:value-type="string">
            <text:p>Coercion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Eighth Edition-Common</text:p>
          </table:table-cell>
          <table:table-cell table:number-columns-repeated="1019"/>
        </table:table-row>
        <table:table-row table:style-name="ro3">
          <table:table-cell office:value-type="string">
            <text:p>Unburden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Skulltap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Clutch of Undeath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Lingering Death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Dragon Shadow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Dragon Shadow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Sootfeather Flock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Bird</text:p>
          </table:table-cell>
          <table:table-cell office:value-type="string">
            <text:p>Legions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Smokespew Invok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Zombie Mutant</text:p>
          </table:table-cell>
          <table:table-cell office:value-type="string">
            <text:p>Legions-Common</text:p>
          </table:table-cell>
          <table:table-cell/>
          <table:table-cell office:value-type="string">
            <text:p>3/1</text:p>
          </table:table-cell>
          <table:table-cell table:number-columns-repeated="1017"/>
        </table:table-row>
        <table:table-row table:style-name="ro3">
          <table:table-cell office:value-type="string">
            <text:p>Skinthinner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Zombie</text:p>
          </table:table-cell>
          <table:table-cell office:value-type="string">
            <text:p>Legions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Swat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Instant</text:p>
          </table:table-cell>
          <table:table-cell office:value-type="string">
            <text:p>Onslaught-Common</text:p>
          </table:table-cell>
          <table:table-cell table:number-columns-repeated="1019"/>
        </table:table-row>
        <table:table-row table:style-name="ro3">
          <table:table-cell office:value-type="string">
            <text:p>Profane Prayers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Onslaught-Common</text:p>
          </table:table-cell>
          <table:table-cell table:number-columns-repeated="1019"/>
        </table:table-row>
        <table:table-row table:style-name="ro3">
          <table:table-cell office:value-type="string">
            <text:p>Coffin Purge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stant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Morbid Hunger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Sorcery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Morbid Hunger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Sorcery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Morbid Hunger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Sorcery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Soul Burn</text:p>
          </table:table-cell>
          <table:table-cell office:value-type="string">
            <text:p>Black</text:p>
          </table:table-cell>
          <table:table-cell office:value-type="string">
            <text:p>X2S</text:p>
          </table:table-cell>
          <table:table-cell office:value-type="string">
            <text:p>Sorcery</text:p>
          </table:table-cell>
          <table:table-cell office:value-type="string">
            <text:p>Invasion-Common</text:p>
          </table:table-cell>
          <table:table-cell table:number-columns-repeated="1019"/>
        </table:table-row>
        <table:table-row table:style-name="ro3">
          <table:table-cell office:value-type="string">
            <text:p>Plague Witch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Spellshaper</text:p>
          </table:table-cell>
          <table:table-cell office:value-type="string">
            <text:p>Nemesi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Plague Witch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Spellshaper</text:p>
          </table:table-cell>
          <table:table-cell office:value-type="string">
            <text:p>Nemesi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Parallax Dementia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tronghold Disciplin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Sever Soul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Sorcery</text:p>
          </table:table-cell>
          <table:table-cell office:value-type="string">
            <text:p>Mercadian Masques-Common</text:p>
          </table:table-cell>
          <table:table-cell table:number-columns-repeated="1019"/>
        </table:table-row>
        <table:table-row table:style-name="ro3">
          <table:table-cell office:value-type="string">
            <text:p>Skittering Horro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orror</text:p>
          </table:table-cell>
          <table:table-cell office:value-type="string">
            <text:p>Urza's Destiny-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Despondency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Urza's Saga-Common</text:p>
          </table:table-cell>
          <table:table-cell table:number-columns-repeated="1019"/>
        </table:table-row>
        <table:table-row table:style-name="ro3">
          <table:table-cell office:value-type="string">
            <text:p>Despondency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office:value-type="string">
            <text:p>Urza's Saga-Common</text:p>
          </table:table-cell>
          <table:table-cell table:number-columns-repeated="1019"/>
        </table:table-row>
        <table:table-row table:style-name="ro3">
          <table:table-cell office:value-type="string">
            <text:p>Rain of Tears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Sorcery</text:p>
          </table:table-cell>
          <table:table-cell office:value-type="string">
            <text:p>Tempest-Common</text:p>
          </table:table-cell>
          <table:table-cell table:number-columns-repeated="1019"/>
        </table:table-row>
        <table:table-row table:style-name="ro3">
          <table:table-cell office:value-type="string">
            <text:p>Wake of Vultures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Summon Vultures</text:p>
          </table:table-cell>
          <table:table-cell office:value-type="string">
            <text:p>Visions-Common</text:p>
          </table:table-cell>
          <table:table-cell/>
          <table:table-cell office:value-type="string">
            <text:p>3/1</text:p>
          </table:table-cell>
          <table:table-cell table:number-columns-repeated="1017"/>
        </table:table-row>
        <table:table-row table:style-name="ro3">
          <table:table-cell office:value-type="string">
            <text:p>Fallen Askari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Summon Knight</text:p>
          </table:table-cell>
          <table:table-cell office:value-type="string">
            <text:p>Vision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Koskun Falls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Enchant World</text:p>
          </table:table-cell>
          <table:table-cell office:value-type="string">
            <text:p>Homelands-Common</text:p>
          </table:table-cell>
          <table:table-cell table:number-columns-repeated="1019"/>
        </table:table-row>
        <table:table-row table:style-name="ro3">
          <table:table-cell office:value-type="string">
            <text:p>Burnt Offering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Interrupt</text:p>
          </table:table-cell>
          <table:table-cell office:value-type="string">
            <text:p>Ice Age-Common</text:p>
          </table:table-cell>
          <table:table-cell table:number-columns-repeated="1019"/>
        </table:table-row>
        <table:table-row table:style-name="ro3">
          <table:table-cell office:value-type="string">
            <text:p>Cloak of Confusion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Enchant Creature</text:p>
          </table:table-cell>
          <table:table-cell table:number-columns-repeated="1020"/>
        </table:table-row>
        <table:table-row table:style-name="ro3">
          <table:table-cell office:value-type="string">
            <text:p>Murk Dwellers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Summon Murk Dwellers</text:p>
          </table:table-cell>
          <table:table-cell table:number-columns-repeated="2"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Evil Eye of Orms-by-Gore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Summon Evil Eye</text:p>
          </table:table-cell>
          <table:table-cell table:number-columns-repeated="2"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Syphon Min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Sorcery</text:p>
          </table:table-cell>
          <table:table-cell office:value-type="string">
            <text:p>Commander-Common</text:p>
          </table:table-cell>
          <table:table-cell table:number-columns-repeated="1019"/>
        </table:table-row>
        <table:table-row table:style-name="ro3">
          <table:table-cell office:value-type="string">
            <text:p>Evincar's Justice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Sorcery</text:p>
          </table:table-cell>
          <table:table-cell office:value-type="string">
            <text:p>Commander-Common</text:p>
          </table:table-cell>
          <table:table-cell table:number-columns-repeated="1019"/>
        </table:table-row>
        <table:table-row table:style-name="ro3">
          <table:table-cell office:value-type="string">
            <text:p>Dusk Imp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Imp</text:p>
          </table:table-cell>
          <table:table-cell office:value-type="string">
            <text:p>Divine vs. Demonic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Carrion Feeder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Zombie</text:p>
          </table:table-cell>
          <table:table-cell office:value-type="string">
            <text:p>Phyrexia vs. The Coalit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Phyrexian Denouncer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Carrier</text:p>
          </table:table-cell>
          <table:table-cell office:value-type="string">
            <text:p>Phyrexia vs. The Coalit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kirsdag Flayer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Human Cleric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kirsdag Flayer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Human Cleric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Vengeful Vampire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Creature-Vampire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Wakedanc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uman Shaman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akedance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Human Shaman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Harrowing Journey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Diregraf Ghoul</text:p>
          </table:table-cell>
          <table:table-cell office:value-type="string">
            <text:p>Black</text:p>
          </table:table-cell>
          <table:table-cell office:value-type="string">
            <text:p>S</text:p>
          </table:table-cell>
          <table:table-cell office:value-type="string">
            <text:p>Creature-Zombie</text:p>
          </table:table-cell>
          <table:table-cell office:value-type="string">
            <text:p>Innistrad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ruesome Encor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Mirrodin Beseiged-Uncommon</text:p>
          </table:table-cell>
          <table:table-cell table:number-columns-repeated="1019"/>
        </table:table-row>
        <table:table-row table:style-name="ro3">
          <table:table-cell office:value-type="string">
            <text:p>Skinrend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Zombie</text:p>
          </table:table-cell>
          <table:table-cell office:value-type="string">
            <text:p>Scars of Mirrodin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Skinrend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Zombie</text:p>
          </table:table-cell>
          <table:table-cell office:value-type="string">
            <text:p>Scars of Mirrodin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Haunting Hymn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Instant</text:p>
          </table:table-cell>
          <table:table-cell office:value-type="string">
            <text:p>Time Spiral-Uncommon</text:p>
          </table:table-cell>
          <table:table-cell table:number-columns-repeated="1019"/>
        </table:table-row>
        <table:table-row table:style-name="ro3">
          <table:table-cell office:value-type="string">
            <text:p>Haunting Hymn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Instant</text:p>
          </table:table-cell>
          <table:table-cell office:value-type="string">
            <text:p>Time Spiral-Uncommon</text:p>
          </table:table-cell>
          <table:table-cell table:number-columns-repeated="1019"/>
        </table:table-row>
        <table:table-row table:style-name="ro3">
          <table:table-cell office:value-type="string">
            <text:p>Nightshade Assassin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Human Assassin</text:p>
          </table:table-cell>
          <table:table-cell office:value-type="string">
            <text:p>Time Spiral-Un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Nightshade Assassin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Human Assassin</text:p>
          </table:table-cell>
          <table:table-cell office:value-type="string">
            <text:p>Time Spiral-Un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Phthisis</text:p>
          </table:table-cell>
          <table:table-cell office:value-type="string">
            <text:p>Black</text:p>
          </table:table-cell>
          <table:table-cell office:value-type="string">
            <text:p>3SSSS</text:p>
          </table:table-cell>
          <table:table-cell office:value-type="string">
            <text:p>Sorcery</text:p>
          </table:table-cell>
          <table:table-cell office:value-type="string">
            <text:p>Time Spiral-Uncommon</text:p>
          </table:table-cell>
          <table:table-cell table:number-columns-repeated="1019"/>
        </table:table-row>
        <table:table-row table:style-name="ro3">
          <table:table-cell office:value-type="string">
            <text:p>Haunting Hymn (Foreign)</text:p>
          </table:table-cell>
          <table:table-cell office:value-type="string">
            <text:p>Black</text:p>
          </table:table-cell>
          <table:table-cell office:value-type="string">
            <text:p>4SS</text:p>
          </table:table-cell>
          <table:table-cell office:value-type="string">
            <text:p>Instant</text:p>
          </table:table-cell>
          <table:table-cell office:value-type="string">
            <text:p>Time Spiral-Uncommon</text:p>
          </table:table-cell>
          <table:table-cell table:number-columns-repeated="1019"/>
        </table:table-row>
        <table:table-row table:style-name="ro3">
          <table:table-cell office:value-type="string">
            <text:p>Krovikan Rot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Instant</text:p>
          </table:table-cell>
          <table:table-cell office:value-type="string">
            <text:p>Cold Snap-Uncommon</text:p>
          </table:table-cell>
          <table:table-cell table:number-columns-repeated="1019"/>
        </table:table-row>
        <table:table-row table:style-name="ro3">
          <table:table-cell office:value-type="string">
            <text:p>Nightmare Voi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Sorcery</text:p>
          </table:table-cell>
          <table:table-cell office:value-type="string">
            <text:p>Ravnica: City of Guilds-Uncommon</text:p>
          </table:table-cell>
          <table:table-cell table:number-columns-repeated="1019"/>
        </table:table-row>
        <table:table-row table:style-name="ro3">
          <table:table-cell office:value-type="string">
            <text:p>Kemuri-Onna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Spirit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Kemuri-Onna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Spirit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Kemuri-Onna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Spirit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Skull Collector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Creature-Ogre Warrior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Skull Collector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Creature-Ogre Warrior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Pus Kami</text:p>
          </table:table-cell>
          <table:table-cell office:value-type="string">
            <text:p>Black</text:p>
          </table:table-cell>
          <table:table-cell office:value-type="string">
            <text:p>5SS</text:p>
          </table:table-cell>
          <table:table-cell office:value-type="string">
            <text:p>Creature-Spirit</text:p>
          </table:table-cell>
          <table:table-cell office:value-type="string">
            <text:p>Betraye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Pus Kami</text:p>
          </table:table-cell>
          <table:table-cell office:value-type="string">
            <text:p>Black</text:p>
          </table:table-cell>
          <table:table-cell office:value-type="string">
            <text:p>5SS</text:p>
          </table:table-cell>
          <table:table-cell office:value-type="string">
            <text:p>Creature-Spirit</text:p>
          </table:table-cell>
          <table:table-cell office:value-type="string">
            <text:p>Betraye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Hideous Laught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Instant-Arcane</text:p>
          </table:table-cell>
          <table:table-cell office:value-type="string">
            <text:p>Champions of kamigawa-Uncommon</text:p>
          </table:table-cell>
          <table:table-cell table:number-columns-repeated="1019"/>
        </table:table-row>
        <table:table-row table:style-name="ro3">
          <table:table-cell office:value-type="string">
            <text:p>Honden of Night's Reach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Legendary Enchantment-Shrine</text:p>
          </table:table-cell>
          <table:table-cell office:value-type="string">
            <text:p>Champions of kamigawa-Uncommon</text:p>
          </table:table-cell>
          <table:table-cell table:number-columns-repeated="1019"/>
        </table:table-row>
        <table:table-row table:style-name="ro3">
          <table:table-cell office:value-type="string">
            <text:p>Painwrecker Oni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Creature-Demon Spirit</text:p>
          </table:table-cell>
          <table:table-cell office:value-type="string">
            <text:p>Champions of kamigawa-Uncommon</text:p>
          </table:table-cell>
          <table:table-cell/>
          <table:table-cell office:value-type="string">
            <text:p>5/4</text:p>
          </table:table-cell>
          <table:table-cell table:number-columns-repeated="1017"/>
        </table:table-row>
        <table:table-row table:style-name="ro3">
          <table:table-cell office:value-type="string">
            <text:p>Nim Grotesque</text:p>
          </table:table-cell>
          <table:table-cell office:value-type="string">
            <text:p>Black</text:p>
          </table:table-cell>
          <table:table-cell office:value-type="string">
            <text:p>6S</text:p>
          </table:table-cell>
          <table:table-cell office:value-type="string">
            <text:p>Creature-Zombie</text:p>
          </table:table-cell>
          <table:table-cell office:value-type="string">
            <text:p>Fifth Dawn-Un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Nim Abomination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Zombie</text:p>
          </table:table-cell>
          <table:table-cell office:value-type="string">
            <text:p>Darksteel-Uncommon</text:p>
          </table:table-cell>
          <table:table-cell/>
          <table:table-cell table:style-name="ce6" office:value-type="string">
            <text:p>3/4</text:p>
          </table:table-cell>
          <table:table-cell table:number-columns-repeated="1017"/>
        </table:table-row>
        <table:table-row table:style-name="ro3">
          <table:table-cell office:value-type="string">
            <text:p>Scroun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Darksteel-Uncommon</text:p>
          </table:table-cell>
          <table:table-cell table:number-columns-repeated="1019"/>
        </table:table-row>
        <table:table-row table:style-name="ro3">
          <table:table-cell office:value-type="string">
            <text:p>Scrounge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Sorcery</text:p>
          </table:table-cell>
          <table:table-cell office:value-type="string">
            <text:p>Darksteel-Uncommon</text:p>
          </table:table-cell>
          <table:table-cell table:number-columns-repeated="1019"/>
        </table:table-row>
        <table:table-row table:style-name="ro3">
          <table:table-cell office:value-type="string">
            <text:p>Wall of Blood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Wall</text:p>
          </table:table-cell>
          <table:table-cell office:value-type="string">
            <text:p>Mirrodin-Uncommon</text:p>
          </table:table-cell>
          <table:table-cell/>
          <table:table-cell office:value-type="string">
            <text:p>0/2</text:p>
          </table:table-cell>
          <table:table-cell table:number-columns-repeated="1017"/>
        </table:table-row>
        <table:table-row table:style-name="ro3">
          <table:table-cell office:value-type="string">
            <text:p>Swarm of Rats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Creature-Rat</text:p>
          </table:table-cell>
          <table:table-cell office:value-type="string">
            <text:p>Eighth Edition-Uncommon</text:p>
          </table:table-cell>
          <table:table-cell/>
          <table:table-cell office:value-type="string">
            <text:p>*/1</text:p>
          </table:table-cell>
          <table:table-cell table:number-columns-repeated="1017"/>
        </table:table-row>
        <table:table-row table:style-name="ro3">
          <table:table-cell office:value-type="string">
            <text:p>Chill Haunting</text:p>
          </table:table-cell>
          <table:table-cell office:value-type="string">
            <text:p>Black</text:p>
          </table:table-cell>
          <table:table-cell office:value-type="string">
            <text:p>1S</text:p>
          </table:table-cell>
          <table:table-cell office:value-type="string">
            <text:p>Instant</text:p>
          </table:table-cell>
          <table:table-cell office:value-type="string">
            <text:p>Scourge-Uncommon</text:p>
          </table:table-cell>
          <table:table-cell table:number-columns-repeated="1019"/>
        </table:table-row>
        <table:table-row table:style-name="ro3">
          <table:table-cell office:value-type="string">
            <text:p>Gluttonous Zombie</text:p>
          </table:table-cell>
          <table:table-cell office:value-type="string">
            <text:p>Black</text:p>
          </table:table-cell>
          <table:table-cell office:value-type="string">
            <text:p>4S</text:p>
          </table:table-cell>
          <table:table-cell office:value-type="string">
            <text:p>Creature-Zombie</text:p>
          </table:table-cell>
          <table:table-cell office:value-type="string">
            <text:p>Onslaught-Uncommon</text:p>
          </table:table-cell>
          <table:table-cell/>
          <table:table-cell table:style-name="ce7"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Endbringer's Revel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Enchantment</text:p>
          </table:table-cell>
          <table:table-cell office:value-type="string">
            <text:p>Prophecy-Uncommon</text:p>
          </table:table-cell>
          <table:table-cell table:number-columns-repeated="1019"/>
        </table:table-row>
        <table:table-row table:style-name="ro3">
          <table:table-cell office:value-type="string">
            <text:p>Sanguine Guard</text:p>
          </table:table-cell>
          <table:table-cell office:value-type="string">
            <text:p>Black</text:p>
          </table:table-cell>
          <table:table-cell office:value-type="string">
            <text:p>1SS</text:p>
          </table:table-cell>
          <table:table-cell office:value-type="string">
            <text:p>Summon Knight</text:p>
          </table:table-cell>
          <table:table-cell office:value-type="string">
            <text:p>Urza's Saga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listening Oil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Enchantment-Aura</text:p>
          </table:table-cell>
          <table:table-cell office:value-type="string">
            <text:p>New Phyrexia-Rare</text:p>
          </table:table-cell>
          <table:table-cell table:number-columns-repeated="1019"/>
        </table:table-row>
        <table:table-row table:style-name="ro3">
          <table:table-cell office:value-type="string">
            <text:p>Glistening Oil (Foreign)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Enchantment-Aura</text:p>
          </table:table-cell>
          <table:table-cell office:value-type="string">
            <text:p>New Phyrexia-Rare</text:p>
          </table:table-cell>
          <table:table-cell table:number-columns-repeated="1019"/>
        </table:table-row>
        <table:table-row table:style-name="ro3">
          <table:table-cell office:value-type="string">
            <text:p>Phyrexian Vatmother</text:p>
          </table:table-cell>
          <table:table-cell office:value-type="string">
            <text:p>Black</text:p>
          </table:table-cell>
          <table:table-cell office:value-type="string">
            <text:p>2SS</text:p>
          </table:table-cell>
          <table:table-cell office:value-type="string">
            <text:p>Creature-Horror</text:p>
          </table:table-cell>
          <table:table-cell office:value-type="string">
            <text:p>Mirrodin Beseiged-Rare</text:p>
          </table:table-cell>
          <table:table-cell/>
          <table:table-cell office:value-type="string">
            <text:p>4/5</text:p>
          </table:table-cell>
          <table:table-cell table:number-columns-repeated="1017"/>
        </table:table-row>
        <table:table-row table:style-name="ro3">
          <table:table-cell office:value-type="string">
            <text:p>Haunting Echoes (Foreign)</text:p>
          </table:table-cell>
          <table:table-cell office:value-type="string">
            <text:p>Black</text:p>
          </table:table-cell>
          <table:table-cell office:value-type="string">
            <text:p>3SS</text:p>
          </table:table-cell>
          <table:table-cell office:value-type="string">
            <text:p>Sorcery</text:p>
          </table:table-cell>
          <table:table-cell office:value-type="string">
            <text:p>M11-Rare</text:p>
          </table:table-cell>
          <table:table-cell table:number-columns-repeated="1019"/>
        </table:table-row>
        <table:table-row table:style-name="ro3">
          <table:table-cell office:value-type="string">
            <text:p>Repay in Kind</text:p>
          </table:table-cell>
          <table:table-cell office:value-type="string">
            <text:p>Black</text:p>
          </table:table-cell>
          <table:table-cell office:value-type="string">
            <text:p>5SS</text:p>
          </table:table-cell>
          <table:table-cell office:value-type="string">
            <text:p>Sorcery</text:p>
          </table:table-cell>
          <table:table-cell office:value-type="string">
            <text:p>Rise of the Eldrazi-Rare</text:p>
          </table:table-cell>
          <table:table-cell table:number-columns-repeated="1019"/>
        </table:table-row>
        <table:table-row table:style-name="ro3">
          <table:table-cell office:value-type="string">
            <text:p>Scarblade Elite</text:p>
          </table:table-cell>
          <table:table-cell office:value-type="string">
            <text:p>Black</text:p>
          </table:table-cell>
          <table:table-cell office:value-type="string">
            <text:p>SS</text:p>
          </table:table-cell>
          <table:table-cell office:value-type="string">
            <text:p>Creature-Elf Assassin</text:p>
          </table:table-cell>
          <table:table-cell office:value-type="string">
            <text:p>Morningtide-Rare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Rotlung Reanimator</text:p>
          </table:table-cell>
          <table:table-cell office:value-type="string">
            <text:p>Black</text:p>
          </table:table-cell>
          <table:table-cell office:value-type="string">
            <text:p>2S</text:p>
          </table:table-cell>
          <table:table-cell office:value-type="string">
            <text:p>Creature-Zombie Cleric</text:p>
          </table:table-cell>
          <table:table-cell office:value-type="string">
            <text:p>Onslaught-Rare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yphon Mind</text:p>
          </table:table-cell>
          <table:table-cell office:value-type="string">
            <text:p>Black</text:p>
          </table:table-cell>
          <table:table-cell office:value-type="string">
            <text:p>3S</text:p>
          </table:table-cell>
          <table:table-cell office:value-type="string">
            <text:p>Sorcery</text:p>
          </table:table-cell>
          <table:table-cell office:value-type="string">
            <text:p>Foil Promo-Rare</text:p>
          </table:table-cell>
          <table:table-cell table:number-columns-repeated="1019"/>
        </table:table-row>
        <table:table-row table:style-name="ro3">
          <table:table-cell office:value-type="string">
            <text:p>Sheoldred, Whispering One</text:p>
          </table:table-cell>
          <table:table-cell office:value-type="string">
            <text:p>Black</text:p>
          </table:table-cell>
          <table:table-cell office:value-type="string">
            <text:p>5SS</text:p>
          </table:table-cell>
          <table:table-cell office:value-type="string">
            <text:p>Legendary Creature-Praetor</text:p>
          </table:table-cell>
          <table:table-cell office:value-type="string">
            <text:p>New Phyrexia-Mythic Rare</text:p>
          </table:table-cell>
          <table:table-cell/>
          <table:table-cell office:value-type="string">
            <text:p>6/6</text:p>
          </table:table-cell>
          <table:table-cell table:number-columns-repeated="1017"/>
        </table:table-row>
        <table:table-row table:style-name="ro3">
          <table:table-cell office:value-type="string">
            <text:p>Headless Skaab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Zombie Warrio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Headless Skaab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Zombie Warrio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Stormbound Geist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Creature-Spirit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Deranged Assistan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Human Wizard</text:p>
          </table:table-cell>
          <table:table-cell office:value-type="string">
            <text:p>Innistrad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titched Drake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Creature-Zombie Drake</text:p>
          </table:table-cell>
          <table:table-cell office:value-type="string">
            <text:p>Innistrad-Common</text:p>
          </table:table-cell>
          <table:table-cell/>
          <table:table-cell table:style-name="ce6" office:value-type="string">
            <text:p>3/4</text:p>
          </table:table-cell>
          <table:table-cell table:number-columns-repeated="1017"/>
        </table:table-row>
        <table:table-row table:style-name="ro3">
          <table:table-cell office:value-type="string">
            <text:p>Lost in the Mist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Moon Heron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Spirit Bird</text:p>
          </table:table-cell>
          <table:table-cell office:value-type="string">
            <text:p>Innistrad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Spectral Fligh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Hysterical Blindness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Selhoff Occultist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Human Rogue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Moon Heron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Spirit Bird</text:p>
          </table:table-cell>
          <table:table-cell office:value-type="string">
            <text:p>Innistrad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Curse of the Bloody Tom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Enchantment-Aura Curse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Jace's Erasur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me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Ice Cag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ment-Aura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Impaler Strike</text:p>
          </table:table-cell>
          <table:table-cell office:value-type="string">
            <text:p>Blue</text:p>
          </table:table-cell>
          <table:table-cell office:value-type="string">
            <text:p>2II</text:p>
          </table:table-cell>
          <table:table-cell office:value-type="string">
            <text:p>Creature-Bird</text:p>
          </table:table-cell>
          <table:table-cell office:value-type="string">
            <text:p>New Phyrexia-Common</text:p>
          </table:table-cell>
          <table:table-cell/>
          <table:table-cell office:value-type="string">
            <text:p>3/1</text:p>
          </table:table-cell>
          <table:table-cell table:number-columns-repeated="1017"/>
        </table:table-row>
        <table:table-row table:style-name="ro3">
          <table:table-cell office:value-type="string">
            <text:p>Defensive Stance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Enchantment-Aura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Quicksilver Geyser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Turn the Tid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Plated Seastrider</text:p>
          </table:table-cell>
          <table:table-cell office:value-type="string">
            <text:p>Blue</text:p>
          </table:table-cell>
          <table:table-cell office:value-type="string">
            <text:p>II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table:style-name="ce6" office:value-type="string">
            <text:p>1/4</text:p>
          </table:table-cell>
          <table:table-cell table:number-columns-repeated="1017"/>
        </table:table-row>
        <table:table-row table:style-name="ro3">
          <table:table-cell office:value-type="string">
            <text:p>Plated Seastrider</text:p>
          </table:table-cell>
          <table:table-cell office:value-type="string">
            <text:p>Blue</text:p>
          </table:table-cell>
          <table:table-cell office:value-type="string">
            <text:p>II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1/4</text:p>
          </table:table-cell>
          <table:table-cell table:number-columns-repeated="1017"/>
        </table:table-row>
        <table:table-row table:style-name="ro3">
          <table:table-cell office:value-type="string">
            <text:p>Vedalken Certarch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Vedalken Wizard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creeching Silcaw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Bird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Forese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Forese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Negat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zure Drak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Drake</text:p>
          </table:table-cell>
          <table:table-cell office:value-type="string">
            <text:p>M11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Scroll Thief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Merfolk Rogue</text:p>
          </table:table-cell>
          <table:table-cell office:value-type="string">
            <text:p>M11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Cloud Elemental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Elemental</text:p>
          </table:table-cell>
          <table:table-cell office:value-type="string">
            <text:p>M11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Ice Cag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zure Drak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Drake</text:p>
          </table:table-cell>
          <table:table-cell office:value-type="string">
            <text:p>M11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Aether Adept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Creature-Human Wizard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Negat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Ice Cag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Forese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ether Adept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Creature-Human Wizard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ugury Owl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Bird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urrakar Banisher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Surrakar</text:p>
          </table:table-cell>
          <table:table-cell office:value-type="string">
            <text:p>Worldwake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Cancel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Instant</text:p>
          </table:table-cell>
          <table:table-cell office:value-type="string">
            <text:p>Zendikar-Common</text:p>
          </table:table-cell>
          <table:table-cell table:number-columns-repeated="1019"/>
        </table:table-row>
        <table:table-row table:style-name="ro3">
          <table:table-cell office:value-type="string">
            <text:p>Sky Ruin Drak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Drake</text:p>
          </table:table-cell>
          <table:table-cell office:value-type="string">
            <text:p>Zendikar-Common</text:p>
          </table:table-cell>
          <table:table-cell/>
          <table:table-cell office:value-type="string">
            <text:p>2/5</text:p>
          </table:table-cell>
          <table:table-cell table:number-columns-repeated="1017"/>
        </table:table-row>
        <table:table-row table:style-name="ro3">
          <table:table-cell office:value-type="string">
            <text:p>Resounding Wav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Instant</text:p>
          </table:table-cell>
          <table:table-cell office:value-type="string">
            <text:p>Shards of Alara-Common</text:p>
          </table:table-cell>
          <table:table-cell table:number-columns-repeated="1019"/>
        </table:table-row>
        <table:table-row table:style-name="ro3">
          <table:table-cell office:value-type="string">
            <text:p>Rootwater Commando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Merfolk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esmeric Sliver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Sliver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napback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Dream Stalker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Illusion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1/5</text:p>
          </table:table-cell>
          <table:table-cell table:number-columns-repeated="1017"/>
        </table:table-row>
        <table:table-row table:style-name="ro3">
          <table:table-cell office:value-type="string">
            <text:p>Dream Stalker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Illusion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1/5</text:p>
          </table:table-cell>
          <table:table-cell table:number-columns-repeated="1017"/>
        </table:table-row>
        <table:table-row table:style-name="ro3">
          <table:table-cell office:value-type="string">
            <text:p>Slipstream Serpent</text:p>
          </table:table-cell>
          <table:table-cell office:value-type="string">
            <text:p>Blue</text:p>
          </table:table-cell>
          <table:table-cell office:value-type="string">
            <text:p>7I</text:p>
          </table:table-cell>
          <table:table-cell office:value-type="string">
            <text:p>Creature-Serpent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6/6</text:p>
          </table:table-cell>
          <table:table-cell table:number-columns-repeated="1017"/>
        </table:table-row>
        <table:table-row table:style-name="ro3">
          <table:table-cell office:value-type="string">
            <text:p>Bewild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Drifter il-Dal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Human Wizard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Ophidian Ey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Enchantment-Aura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Eternity Snare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Enchantment-Aura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Snapback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Ronom Serpent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Snow Creature-Serpent</text:p>
          </table:table-cell>
          <table:table-cell office:value-type="string">
            <text:p>Cold Snap-Common</text:p>
          </table:table-cell>
          <table:table-cell/>
          <table:table-cell office:value-type="string">
            <text:p>5/6</text:p>
          </table:table-cell>
          <table:table-cell table:number-columns-repeated="1017"/>
        </table:table-row>
        <table:table-row table:style-name="ro3">
          <table:table-cell office:value-type="string">
            <text:p>Martyr of Frost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Human Wizard</text:p>
          </table:table-cell>
          <table:table-cell office:value-type="string">
            <text:p>Cold Snap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hermal Flux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Instant</text:p>
          </table:table-cell>
          <table:table-cell office:value-type="string">
            <text:p>Cold Snap-Common</text:p>
          </table:table-cell>
          <table:table-cell table:number-columns-repeated="1019"/>
        </table:table-row>
        <table:table-row table:style-name="ro3">
          <table:table-cell office:value-type="string">
            <text:p>Vision Skeins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Dissension-Common</text:p>
          </table:table-cell>
          <table:table-cell table:number-columns-repeated="1019"/>
        </table:table-row>
        <table:table-row table:style-name="ro3">
          <table:table-cell office:value-type="string">
            <text:p>Ocular Halo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Enchantment-Aura</text:p>
          </table:table-cell>
          <table:table-cell office:value-type="string">
            <text:p>Dissension-Common</text:p>
          </table:table-cell>
          <table:table-cell table:number-columns-repeated="1019"/>
        </table:table-row>
        <table:table-row table:style-name="ro3">
          <table:table-cell office:value-type="string">
            <text:p>Train of Though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Sorcery</text:p>
          </table:table-cell>
          <table:table-cell office:value-type="string">
            <text:p>Guildpact-Common</text:p>
          </table:table-cell>
          <table:table-cell table:number-columns-repeated="1019"/>
        </table:table-row>
        <table:table-row table:style-name="ro3">
          <table:table-cell office:value-type="string">
            <text:p>Tattered Drak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Zombie Drake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inamo Scrollkeeper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Human Wizard</text:p>
          </table:table-cell>
          <table:table-cell office:value-type="string">
            <text:p>Saviors of Kamigawa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Moonbow Illusionist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Moonfolk Wizard</text:p>
          </table:table-cell>
          <table:table-cell office:value-type="string">
            <text:p>Saviors of Kamigawa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Quillmane Baku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Spirit</text:p>
          </table:table-cell>
          <table:table-cell office:value-type="string">
            <text:p>Betrayers of Kamigawa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Teller of Tales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Creature-Spirit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Hisoka's Defianc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Callous Deceiv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Spirit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Frozen Solid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Dispersal Shield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Temporal Fissur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Rush of Knowledg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Frozen Solid</text:p>
          </table:table-cell>
          <table:table-cell office:value-type="string">
            <text:p>Blue</text:p>
          </table:table-cell>
          <table:table-cell office:value-type="string">
            <text:p>1II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Covert Operativ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Wizard</text:p>
          </table:table-cell>
          <table:table-cell office:value-type="string">
            <text:p>Legions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Voidmage Apprentice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Wizard</text:p>
          </table:table-cell>
          <table:table-cell office:value-type="string">
            <text:p>Legion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Echo Trac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Wizard</text:p>
          </table:table-cell>
          <table:table-cell office:value-type="string">
            <text:p>Legion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Covert Operativ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Wizard</text:p>
          </table:table-cell>
          <table:table-cell office:value-type="string">
            <text:p>Legions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Sage Aven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Bird Wizard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Imagecrafter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Wizard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Ghostly Wings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 Creature</text:p>
          </table:table-cell>
          <table:table-cell office:value-type="string">
            <text:p>Torment-Common</text:p>
          </table:table-cell>
          <table:table-cell table:number-columns-repeated="1019"/>
        </table:table-row>
        <table:table-row table:style-name="ro3">
          <table:table-cell office:value-type="string">
            <text:p>Cephalid Snitch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Cephalid Wizard</text:p>
          </table:table-cell>
          <table:table-cell office:value-type="string">
            <text:p>Tormen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hought Nibbler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Beast</text:p>
          </table:table-cell>
          <table:table-cell office:value-type="string">
            <text:p>Odyssey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Dematerializ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orcery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Syncopate</text:p>
          </table:table-cell>
          <table:table-cell office:value-type="string">
            <text:p>Blue</text:p>
          </table:table-cell>
          <table:table-cell office:value-type="string">
            <text:p>XI</text:p>
          </table:table-cell>
          <table:table-cell office:value-type="string">
            <text:p>Instant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Aether Burs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Immobilizing Ink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 Creature</text:p>
          </table:table-cell>
          <table:table-cell office:value-type="string">
            <text:p>Odyssey-Common</text:p>
          </table:table-cell>
          <table:table-cell table:number-columns-repeated="1019"/>
        </table:table-row>
        <table:table-row table:style-name="ro3">
          <table:table-cell office:value-type="string">
            <text:p>Reef Shaman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Merfolk</text:p>
          </table:table-cell>
          <table:table-cell office:value-type="string">
            <text:p>Apocalypse-Common</text:p>
          </table:table-cell>
          <table:table-cell/>
          <table:table-cell office:value-type="string">
            <text:p>0/2</text:p>
          </table:table-cell>
          <table:table-cell table:number-columns-repeated="1017"/>
        </table:table-row>
        <table:table-row table:style-name="ro3">
          <table:table-cell office:value-type="string">
            <text:p>Reef Shaman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Creature-Merfolk</text:p>
          </table:table-cell>
          <table:table-cell office:value-type="string">
            <text:p>Apocalypse-Common</text:p>
          </table:table-cell>
          <table:table-cell/>
          <table:table-cell office:value-type="string">
            <text:p>0/2</text:p>
          </table:table-cell>
          <table:table-cell table:number-columns-repeated="1017"/>
        </table:table-row>
        <table:table-row table:style-name="ro3">
          <table:table-cell office:value-type="string">
            <text:p>Jil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Apocalypse-Common</text:p>
          </table:table-cell>
          <table:table-cell table:number-columns-repeated="1019"/>
        </table:table-row>
        <table:table-row table:style-name="ro3">
          <table:table-cell office:value-type="string">
            <text:p>Sleeping Potion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 Creature</text:p>
          </table:table-cell>
          <table:table-cell office:value-type="string">
            <text:p>Planeshift-Common</text:p>
          </table:table-cell>
          <table:table-cell table:number-columns-repeated="1019"/>
        </table:table-row>
        <table:table-row table:style-name="ro3">
          <table:table-cell office:value-type="string">
            <text:p>Rushing Riv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Instant</text:p>
          </table:table-cell>
          <table:table-cell office:value-type="string">
            <text:p>Planeshift-Common</text:p>
          </table:table-cell>
          <table:table-cell table:number-columns-repeated="1019"/>
        </table:table-row>
        <table:table-row table:style-name="ro3">
          <table:table-cell office:value-type="string">
            <text:p>Spiketail Hatchling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Drake</text:p>
          </table:table-cell>
          <table:table-cell office:value-type="string">
            <text:p>Prophecy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Wandering Ey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Illusion</text:p>
          </table:table-cell>
          <table:table-cell office:value-type="string">
            <text:p>Nemesis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Saprazzan Raid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Merfolk</text:p>
          </table:table-cell>
          <table:table-cell office:value-type="string">
            <text:p>Mercadian Masques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Weatherseed Faeries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Summon Faeries</text:p>
          </table:table-cell>
          <table:table-cell office:value-type="string">
            <text:p>Urza's Legacy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Coral Merfolk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Summon Merfolk</text:p>
          </table:table-cell>
          <table:table-cell office:value-type="string">
            <text:p>Urza's Saga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Hermetic Study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 Creature</text:p>
          </table:table-cell>
          <table:table-cell office:value-type="string">
            <text:p>Urza's Saga-Common</text:p>
          </table:table-cell>
          <table:table-cell table:number-columns-repeated="1019"/>
        </table:table-row>
        <table:table-row table:style-name="ro3">
          <table:table-cell office:value-type="string">
            <text:p>Pendrell Drak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ummon Drake</text:p>
          </table:table-cell>
          <table:table-cell office:value-type="string">
            <text:p>Urza's Saga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Rootwater Mystic</text:p>
          </table:table-cell>
          <table:table-cell office:value-type="string">
            <text:p>Blue</text:p>
          </table:table-cell>
          <table:table-cell office:value-type="string">
            <text:p>I</text:p>
          </table:table-cell>
          <table:table-cell office:value-type="string">
            <text:p>Summon Merfolk</text:p>
          </table:table-cell>
          <table:table-cell office:value-type="string">
            <text:p>Exodu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Rootwater Hunt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Summon Merfolk</text:p>
          </table:table-cell>
          <table:table-cell office:value-type="string">
            <text:p>Tempes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eferi's Drak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Summon Drake</text:p>
          </table:table-cell>
          <table:table-cell office:value-type="string">
            <text:p>Mirage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Merfolk Raiders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Summon Merfolk</text:p>
          </table:table-cell>
          <table:table-cell office:value-type="string">
            <text:p>Mirage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Dream Fight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Summon Soldier</text:p>
          </table:table-cell>
          <table:table-cell office:value-type="string">
            <text:p>Mirage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Dark Maz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Summon Wall</text:p>
          </table:table-cell>
          <table:table-cell office:value-type="string">
            <text:p>Homelands-Common</text:p>
          </table:table-cell>
          <table:table-cell/>
          <table:table-cell office:value-type="string">
            <text:p>4/5</text:p>
          </table:table-cell>
          <table:table-cell table:number-columns-repeated="1017"/>
        </table:table-row>
        <table:table-row table:style-name="ro3">
          <table:table-cell office:value-type="string">
            <text:p>Dark Maze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Summon Wall</text:p>
          </table:table-cell>
          <table:table-cell office:value-type="string">
            <text:p>Homelands-Common</text:p>
          </table:table-cell>
          <table:table-cell/>
          <table:table-cell office:value-type="string">
            <text:p>4/5</text:p>
          </table:table-cell>
          <table:table-cell table:number-columns-repeated="1017"/>
        </table:table-row>
        <table:table-row table:style-name="ro3">
          <table:table-cell office:value-type="string">
            <text:p>Labyrinth Minotaur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Summon Minotaur</text:p>
          </table:table-cell>
          <table:table-cell office:value-type="string">
            <text:p>Homelands-Common</text:p>
          </table:table-cell>
          <table:table-cell/>
          <table:table-cell office:value-type="string">
            <text:p>1/4</text:p>
          </table:table-cell>
          <table:table-cell table:number-columns-repeated="1017"/>
        </table:table-row>
        <table:table-row table:style-name="ro3">
          <table:table-cell office:value-type="string">
            <text:p>Snow Devil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Enchant Creature</text:p>
          </table:table-cell>
          <table:table-cell office:value-type="string">
            <text:p>Ice Age-Common</text:p>
          </table:table-cell>
          <table:table-cell table:number-columns-repeated="1019"/>
        </table:table-row>
        <table:table-row table:style-name="ro3">
          <table:table-cell office:value-type="string">
            <text:p>Aethersnipe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Creature-Elemental</text:p>
          </table:table-cell>
          <table:table-cell office:value-type="string">
            <text:p>Commander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Soul Seizer // Ghastly Haunting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Creature-Spirit // Enchantment-Aura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Skaab Goliath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Creature-Zombie Giant</text:p>
          </table:table-cell>
          <table:table-cell office:value-type="string">
            <text:p>Innistrad-Uncommon</text:p>
          </table:table-cell>
          <table:table-cell/>
          <table:table-cell office:value-type="string">
            <text:p>6/9</text:p>
          </table:table-cell>
          <table:table-cell table:number-columns-repeated="1017"/>
        </table:table-row>
        <table:table-row table:style-name="ro3">
          <table:table-cell office:value-type="string">
            <text:p>Mindculling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Sorcery</text:p>
          </table:table-cell>
          <table:table-cell office:value-type="string">
            <text:p>New Phyrexia-Uncommon</text:p>
          </table:table-cell>
          <table:table-cell table:number-columns-repeated="1019"/>
        </table:table-row>
        <table:table-row table:style-name="ro3">
          <table:table-cell office:value-type="string">
            <text:p>Tezzeret's Gambit</text:p>
          </table:table-cell>
          <table:table-cell office:value-type="string">
            <text:p>Blue</text:p>
          </table:table-cell>
          <table:table-cell office:value-type="string">
            <text:p>3I(2L)</text:p>
          </table:table-cell>
          <table:table-cell office:value-type="string">
            <text:p>Sorcery</text:p>
          </table:table-cell>
          <table:table-cell office:value-type="string">
            <text:p>New Phyrexia-Uncommon</text:p>
          </table:table-cell>
          <table:table-cell table:number-columns-repeated="1019"/>
        </table:table-row>
        <table:table-row table:style-name="ro3">
          <table:table-cell office:value-type="string">
            <text:p>Corrupted Resolve (Foreign)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New Phyrexia-Uncommon</text:p>
          </table:table-cell>
          <table:table-cell table:number-columns-repeated="1019"/>
        </table:table-row>
        <table:table-row table:style-name="ro3">
          <table:table-cell office:value-type="string">
            <text:p>Vedalken Infuser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Vedalken Wizard</text:p>
          </table:table-cell>
          <table:table-cell office:value-type="string">
            <text:p>Mirrodin Beseiged-Uncommon</text:p>
          </table:table-cell>
          <table:table-cell/>
          <table:table-cell office:value-type="string">
            <text:p>1/4</text:p>
          </table:table-cell>
          <table:table-cell table:number-columns-repeated="1017"/>
        </table:table-row>
        <table:table-row table:style-name="ro3">
          <table:table-cell office:value-type="string">
            <text:p>Trinket Mag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Human Wizard</text:p>
          </table:table-cell>
          <table:table-cell office:value-type="string">
            <text:p>Scars of Mirrodin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Trinket Mag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Human Wizard</text:p>
          </table:table-cell>
          <table:table-cell office:value-type="string">
            <text:p>Scars of Mirrodin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ind Control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Enchantment-Aura</text:p>
          </table:table-cell>
          <table:table-cell office:value-type="string">
            <text:p>M11-Uncommon</text:p>
          </table:table-cell>
          <table:table-cell table:number-columns-repeated="1019"/>
        </table:table-row>
        <table:table-row table:style-name="ro3">
          <table:table-cell office:value-type="string">
            <text:p>Jace's Ingenuity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Instant</text:p>
          </table:table-cell>
          <table:table-cell office:value-type="string">
            <text:p>M11-Uncommon</text:p>
          </table:table-cell>
          <table:table-cell table:number-columns-repeated="1019"/>
        </table:table-row>
        <table:table-row table:style-name="ro3">
          <table:table-cell office:value-type="string">
            <text:p>Air Servant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Elemental</text:p>
          </table:table-cell>
          <table:table-cell office:value-type="string">
            <text:p>M11-Un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Sleep</text:p>
          </table:table-cell>
          <table:table-cell office:value-type="string">
            <text:p>Blue</text:p>
          </table:table-cell>
          <table:table-cell office:value-type="string">
            <text:p>2II</text:p>
          </table:table-cell>
          <table:table-cell office:value-type="string">
            <text:p>Sorcery</text:p>
          </table:table-cell>
          <table:table-cell office:value-type="string">
            <text:p>M11-Uncommon</text:p>
          </table:table-cell>
          <table:table-cell table:number-columns-repeated="1019"/>
        </table:table-row>
        <table:table-row table:style-name="ro3">
          <table:table-cell office:value-type="string">
            <text:p>Water Servant</text:p>
          </table:table-cell>
          <table:table-cell office:value-type="string">
            <text:p>Blue</text:p>
          </table:table-cell>
          <table:table-cell office:value-type="string">
            <text:p>2II</text:p>
          </table:table-cell>
          <table:table-cell office:value-type="string">
            <text:p>Creature-Elemental</text:p>
          </table:table-cell>
          <table:table-cell office:value-type="string">
            <text:p>M11-Uncommon</text:p>
          </table:table-cell>
          <table:table-cell/>
          <table:table-cell office:value-type="string">
            <text:p>3/4</text:p>
          </table:table-cell>
          <table:table-cell table:number-columns-repeated="1017"/>
        </table:table-row>
        <table:table-row table:style-name="ro3">
          <table:table-cell office:value-type="string">
            <text:p>Merfolk Seastalkers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Merfolk Scout</text:p>
          </table:table-cell>
          <table:table-cell office:value-type="string">
            <text:p>Zendikar-Un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Sleep</text:p>
          </table:table-cell>
          <table:table-cell office:value-type="string">
            <text:p>Blue</text:p>
          </table:table-cell>
          <table:table-cell office:value-type="string">
            <text:p>2II</text:p>
          </table:table-cell>
          <table:table-cell office:value-type="string">
            <text:p>Sorcery</text:p>
          </table:table-cell>
          <table:table-cell office:value-type="string">
            <text:p>M10-Uncommon</text:p>
          </table:table-cell>
          <table:table-cell table:number-columns-repeated="1019"/>
        </table:table-row>
        <table:table-row table:style-name="ro3">
          <table:table-cell office:value-type="string">
            <text:p>Frazzle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Instant</text:p>
          </table:table-cell>
          <table:table-cell office:value-type="string">
            <text:p>Guildpact-Uncommon</text:p>
          </table:table-cell>
          <table:table-cell table:number-columns-repeated="1019"/>
        </table:table-row>
        <table:table-row table:style-name="ro3">
          <table:table-cell office:value-type="string">
            <text:p>Stratozeppelid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Beast</text:p>
          </table:table-cell>
          <table:table-cell office:value-type="string">
            <text:p>Guildpact-Un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Vacuumelt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Sorcery</text:p>
          </table:table-cell>
          <table:table-cell office:value-type="string">
            <text:p>Guildpact-Uncommon</text:p>
          </table:table-cell>
          <table:table-cell table:number-columns-repeated="1019"/>
        </table:table-row>
        <table:table-row table:style-name="ro3">
          <table:table-cell office:value-type="string">
            <text:p>Vertigo Spawn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Illusion</text:p>
          </table:table-cell>
          <table:table-cell office:value-type="string">
            <text:p>Guildpact-Uncommon</text:p>
          </table:table-cell>
          <table:table-cell/>
          <table:table-cell office:value-type="string">
            <text:p>0/3</text:p>
          </table:table-cell>
          <table:table-cell table:number-columns-repeated="1017"/>
        </table:table-row>
        <table:table-row table:style-name="ro3">
          <table:table-cell office:value-type="string">
            <text:p>Belltower Sphinx</text:p>
          </table:table-cell>
          <table:table-cell office:value-type="string">
            <text:p>Blue</text:p>
          </table:table-cell>
          <table:table-cell office:value-type="string">
            <text:p>4I</text:p>
          </table:table-cell>
          <table:table-cell office:value-type="string">
            <text:p>Creature-Sphinx</text:p>
          </table:table-cell>
          <table:table-cell office:value-type="string">
            <text:p>Ravnica: City of Guilds-Uncommon</text:p>
          </table:table-cell>
          <table:table-cell/>
          <table:table-cell office:value-type="string">
            <text:p>2/5</text:p>
          </table:table-cell>
          <table:table-cell table:number-columns-repeated="1017"/>
        </table:table-row>
        <table:table-row table:style-name="ro3">
          <table:table-cell office:value-type="string">
            <text:p>Plasma Elemental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Creature-Elemental</text:p>
          </table:table-cell>
          <table:table-cell office:value-type="string">
            <text:p>Fifth Dawn-Uncommon</text:p>
          </table:table-cell>
          <table:table-cell/>
          <table:table-cell office:value-type="string">
            <text:p>4/1</text:p>
          </table:table-cell>
          <table:table-cell table:number-columns-repeated="1017"/>
        </table:table-row>
        <table:table-row table:style-name="ro3">
          <table:table-cell office:value-type="string">
            <text:p>Carry Away</text:p>
          </table:table-cell>
          <table:table-cell office:value-type="string">
            <text:p>Blue</text:p>
          </table:table-cell>
          <table:table-cell office:value-type="string">
            <text:p>II</text:p>
          </table:table-cell>
          <table:table-cell office:value-type="string">
            <text:p>Enchant Equipment</text:p>
          </table:table-cell>
          <table:table-cell office:value-type="string">
            <text:p>Darksteel-Uncommon</text:p>
          </table:table-cell>
          <table:table-cell table:number-columns-repeated="1019"/>
        </table:table-row>
        <table:table-row table:style-name="ro3">
          <table:table-cell office:value-type="string">
            <text:p>Carry Away</text:p>
          </table:table-cell>
          <table:table-cell office:value-type="string">
            <text:p>Blue</text:p>
          </table:table-cell>
          <table:table-cell office:value-type="string">
            <text:p>II</text:p>
          </table:table-cell>
          <table:table-cell office:value-type="string">
            <text:p>Enchant Equipment</text:p>
          </table:table-cell>
          <table:table-cell office:value-type="string">
            <text:p>Darksteel-Uncommon</text:p>
          </table:table-cell>
          <table:table-cell table:number-columns-repeated="1019"/>
        </table:table-row>
        <table:table-row table:style-name="ro3">
          <table:table-cell office:value-type="string">
            <text:p>Aphetto Runecaster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Wizard</text:p>
          </table:table-cell>
          <table:table-cell office:value-type="string">
            <text:p>Scourge-Un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Crookclaw Elder</text:p>
          </table:table-cell>
          <table:table-cell office:value-type="string">
            <text:p>Blue</text:p>
          </table:table-cell>
          <table:table-cell office:value-type="string">
            <text:p>5I</text:p>
          </table:table-cell>
          <table:table-cell office:value-type="string">
            <text:p>Creature-Bird Wizard</text:p>
          </table:table-cell>
          <table:table-cell office:value-type="string">
            <text:p>Legions-Un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Riptide Chronologist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Creature-Wizard</text:p>
          </table:table-cell>
          <table:table-cell office:value-type="string">
            <text:p>Onslaught-Un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Wormfang Turtl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Nightmare Beast</text:p>
          </table:table-cell>
          <table:table-cell office:value-type="string">
            <text:p>Judgement-Un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Wormfang Turtl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Nightmare Beast</text:p>
          </table:table-cell>
          <table:table-cell office:value-type="string">
            <text:p>Judgement-Un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Wormfang Crab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Creature-Nightmare Crab</text:p>
          </table:table-cell>
          <table:table-cell office:value-type="string">
            <text:p>Judgement-Un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Aura Craft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Odyssey-Uncommon</text:p>
          </table:table-cell>
          <table:table-cell table:number-columns-repeated="1019"/>
        </table:table-row>
        <table:table-row table:style-name="ro3">
          <table:table-cell office:value-type="string">
            <text:p>Perilous Research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Instant</text:p>
          </table:table-cell>
          <table:table-cell office:value-type="string">
            <text:p>Commander-Uncommon</text:p>
          </table:table-cell>
          <table:table-cell table:number-columns-repeated="1019"/>
        </table:table-row>
        <table:table-row table:style-name="ro3">
          <table:table-cell office:value-type="string">
            <text:p>Mindshrieker</text:p>
          </table:table-cell>
          <table:table-cell office:value-type="string">
            <text:p>Blue</text:p>
          </table:table-cell>
          <table:table-cell office:value-type="string">
            <text:p>1I</text:p>
          </table:table-cell>
          <table:table-cell office:value-type="string">
            <text:p>Creature-Spirit Bird</text:p>
          </table:table-cell>
          <table:table-cell office:value-type="string">
            <text:p>Innistrad-Rare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phinx of Lost Truths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Creature-Sphinx</text:p>
          </table:table-cell>
          <table:table-cell office:value-type="string">
            <text:p>Zendikar-Rare</text:p>
          </table:table-cell>
          <table:table-cell/>
          <table:table-cell office:value-type="string">
            <text:p>3/5</text:p>
          </table:table-cell>
          <table:table-cell table:number-columns-repeated="1017"/>
        </table:table-row>
        <table:table-row table:style-name="ro3">
          <table:table-cell office:value-type="string">
            <text:p>Archive Trap</text:p>
          </table:table-cell>
          <table:table-cell office:value-type="string">
            <text:p>Blue</text:p>
          </table:table-cell>
          <table:table-cell office:value-type="string">
            <text:p>3II</text:p>
          </table:table-cell>
          <table:table-cell office:value-type="string">
            <text:p>Instant-Trap</text:p>
          </table:table-cell>
          <table:table-cell office:value-type="string">
            <text:p>Zendikar-Rare</text:p>
          </table:table-cell>
          <table:table-cell table:number-columns-repeated="1019"/>
        </table:table-row>
        <table:table-row table:style-name="ro3">
          <table:table-cell office:value-type="string">
            <text:p>Ovinomancer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Creature-Human Wizard</text:p>
          </table:table-cell>
          <table:table-cell office:value-type="string">
            <text:p>Time Spiral-Rare</text:p>
          </table:table-cell>
          <table:table-cell/>
          <table:table-cell office:value-type="string">
            <text:p>0/1</text:p>
          </table:table-cell>
          <table:table-cell table:number-columns-repeated="1017"/>
        </table:table-row>
        <table:table-row table:style-name="ro3">
          <table:table-cell office:value-type="string">
            <text:p>Arcum Dagsson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Legendary Creature-Human Artificer</text:p>
          </table:table-cell>
          <table:table-cell office:value-type="string">
            <text:p>Cold Snap-Rare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Part the Veil</text:p>
          </table:table-cell>
          <table:table-cell office:value-type="string">
            <text:p>Blue</text:p>
          </table:table-cell>
          <table:table-cell office:value-type="string">
            <text:p>3I</text:p>
          </table:table-cell>
          <table:table-cell office:value-type="string">
            <text:p>Instant-Arcane</text:p>
          </table:table-cell>
          <table:table-cell office:value-type="string">
            <text:p>Champions of Kamigawa-Rare</text:p>
          </table:table-cell>
          <table:table-cell table:number-columns-repeated="1019"/>
        </table:table-row>
        <table:table-row table:style-name="ro3">
          <table:table-cell office:value-type="string">
            <text:p>Curse of the Bloody Tome</text:p>
          </table:table-cell>
          <table:table-cell office:value-type="string">
            <text:p>Blue</text:p>
          </table:table-cell>
          <table:table-cell office:value-type="string">
            <text:p>2I</text:p>
          </table:table-cell>
          <table:table-cell office:value-type="string">
            <text:p>Enchantment-Aura Curse</text:p>
          </table:table-cell>
          <table:table-cell office:value-type="string">
            <text:p>Foil Promo-Rare</text:p>
          </table:table-cell>
          <table:table-cell table:number-columns-repeated="1019"/>
        </table:table-row>
        <table:table-row table:style-name="ro3">
          <table:table-cell office:value-type="string">
            <text:p>Somberwald Dryad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Dryad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ild Hung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Wild Hung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Ulvenwald Bea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Hollowhenge Beast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Beast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5/5</text:p>
          </table:table-cell>
          <table:table-cell table:number-columns-repeated="1017"/>
        </table:table-row>
        <table:table-row table:style-name="ro3">
          <table:table-cell office:value-type="string">
            <text:p>Hollowhenge Beast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Beast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5/5</text:p>
          </table:table-cell>
          <table:table-cell table:number-columns-repeated="1017"/>
        </table:table-row>
        <table:table-row table:style-name="ro3">
          <table:table-cell office:value-type="string">
            <text:p>Ulvenwald Bea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corned Villager // Moonscarred Werewolf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Human Werewolf // Creature-Werewolf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1/1 // 2/2</text:p>
          </table:table-cell>
          <table:table-cell table:number-columns-repeated="1017"/>
        </table:table-row>
        <table:table-row table:style-name="ro3">
          <table:table-cell office:value-type="string">
            <text:p>Clinging Mists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Somberwald Dryad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Dryad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Kessig Recluse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Spider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Orchard Spirit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Spirit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oodland Sleuth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Human Scout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Mulch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Travel Preparation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Kindercatch</text:p>
          </table:table-cell>
          <table:table-cell office:value-type="string">
            <text:p>Green</text:p>
          </table:table-cell>
          <table:table-cell office:value-type="string">
            <text:p>3FFF</text:p>
          </table:table-cell>
          <table:table-cell office:value-type="string">
            <text:p>Creature-Spirit</text:p>
          </table:table-cell>
          <table:table-cell office:value-type="string">
            <text:p>Innistrad-Common</text:p>
          </table:table-cell>
          <table:table-cell/>
          <table:table-cell office:value-type="string">
            <text:p>6/6</text:p>
          </table:table-cell>
          <table:table-cell table:number-columns-repeated="1017"/>
        </table:table-row>
        <table:table-row table:style-name="ro3">
          <table:table-cell office:value-type="string">
            <text:p>Avacyn's Pilgrim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Monk</text:p>
          </table:table-cell>
          <table:table-cell office:value-type="string">
            <text:p>Innistrad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omberwald Spider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Spider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Villagers of Estwald // Howlpack of Estwal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Werewolf // Creature-Werewolf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 // 4/6</text:p>
          </table:table-cell>
          <table:table-cell table:number-columns-repeated="1017"/>
        </table:table-row>
        <table:table-row table:style-name="ro3">
          <table:table-cell office:value-type="string">
            <text:p>Villagers of Estwald // Howlpack of Estwal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Werewolf // Creature-Werewolf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 // 4/6</text:p>
          </table:table-cell>
          <table:table-cell table:number-columns-repeated="1017"/>
        </table:table-row>
        <table:table-row table:style-name="ro3">
          <table:table-cell office:value-type="string">
            <text:p>Prey Upon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Prey Upon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Naturalize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Orchard Spirit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Spirit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Plumme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Vastwood Gorger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Creature-Wurm</text:p>
          </table:table-cell>
          <table:table-cell office:value-type="string">
            <text:p>M12-Common</text:p>
          </table:table-cell>
          <table:table-cell/>
          <table:table-cell office:value-type="string">
            <text:p>5/6</text:p>
          </table:table-cell>
          <table:table-cell table:number-columns-repeated="1017"/>
        </table:table-row>
        <table:table-row table:style-name="ro3">
          <table:table-cell office:value-type="string">
            <text:p>Stampeding Rhino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Rhino</text:p>
          </table:table-cell>
          <table:table-cell office:value-type="string">
            <text:p>M12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Lurking Crocodil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Crocodile</text:p>
          </table:table-cell>
          <table:table-cell office:value-type="string">
            <text:p>M12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M12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Runeclaw Bea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Bear</text:p>
          </table:table-cell>
          <table:table-cell office:value-type="string">
            <text:p>M12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rindle Boa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oar</text:p>
          </table:table-cell>
          <table:table-cell office:value-type="string">
            <text:p>M12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Vastwood Gorger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Creature-Wurm</text:p>
          </table:table-cell>
          <table:table-cell office:value-type="string">
            <text:p>M12-Common</text:p>
          </table:table-cell>
          <table:table-cell/>
          <table:table-cell office:value-type="string">
            <text:p>5/6</text:p>
          </table:table-cell>
          <table:table-cell table:number-columns-repeated="1017"/>
        </table:table-row>
        <table:table-row table:style-name="ro3">
          <table:table-cell office:value-type="string">
            <text:p>Stampeding Rhino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Rhino</text:p>
          </table:table-cell>
          <table:table-cell office:value-type="string">
            <text:p>M12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Titanic Growth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Reclaim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Glistener Elf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Warrior</text:p>
          </table:table-cell>
          <table:table-cell office:value-type="string">
            <text:p>New Phyrexia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Mutagenic Growth</text:p>
          </table:table-cell>
          <table:table-cell office:value-type="string">
            <text:p>Green</text:p>
          </table:table-cell>
          <table:table-cell office:value-type="string">
            <text:p>F/2L</text:p>
          </table:table-cell>
          <table:table-cell office:value-type="string">
            <text:p>Instant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Glistener Elf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Warrior</text:p>
          </table:table-cell>
          <table:table-cell office:value-type="string">
            <text:p>New Phyrexia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Rotted Hystrix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Beast</text:p>
          </table:table-cell>
          <table:table-cell office:value-type="string">
            <text:p>New Phyrexia-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Glissa's Courier</text:p>
          </table:table-cell>
          <table:table-cell office:value-type="string">
            <text:p>Green</text:p>
          </table:table-cell>
          <table:table-cell office:value-type="string">
            <text:p>1FF</text:p>
          </table:table-cell>
          <table:table-cell office:value-type="string">
            <text:p>Creature-Horror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Viridian Emissary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Scout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Viridian Emissary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Scout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angren Marauder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Creature-Beast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5/5</text:p>
          </table:table-cell>
          <table:table-cell table:number-columns-repeated="1017"/>
        </table:table-row>
        <table:table-row table:style-name="ro3">
          <table:table-cell office:value-type="string">
            <text:p>Cystbear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Alpha Tyrranax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6/5</text:p>
          </table:table-cell>
          <table:table-cell table:number-columns-repeated="1017"/>
        </table:table-row>
        <table:table-row table:style-name="ro3">
          <table:table-cell office:value-type="string">
            <text:p>Alpha Tyrranax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6/5</text:p>
          </table:table-cell>
          <table:table-cell table:number-columns-repeated="1017"/>
        </table:table-row>
        <table:table-row table:style-name="ro3">
          <table:table-cell office:value-type="string">
            <text:p>Molder Beast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Beast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5/3</text:p>
          </table:table-cell>
          <table:table-cell table:number-columns-repeated="1017"/>
        </table:table-row>
        <table:table-row table:style-name="ro3">
          <table:table-cell office:value-type="string">
            <text:p>Primal Cocoon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Brindle Boa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oar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all of Vines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Plant Wall</text:p>
          </table:table-cell>
          <table:table-cell office:value-type="string">
            <text:p>M11-Common</text:p>
          </table:table-cell>
          <table:table-cell/>
          <table:table-cell office:value-type="string">
            <text:p>0/3</text:p>
          </table:table-cell>
          <table:table-cell table:number-columns-repeated="1017"/>
        </table:table-row>
        <table:table-row table:style-name="ro3">
          <table:table-cell office:value-type="string">
            <text:p>Plumme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Yavimaya Wurm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Wurm</text:p>
          </table:table-cell>
          <table:table-cell office:value-type="string">
            <text:p>M11-Common</text:p>
          </table:table-cell>
          <table:table-cell/>
          <table:table-cell office:value-type="string">
            <text:p>6/4</text:p>
          </table:table-cell>
          <table:table-cell table:number-columns-repeated="1017"/>
        </table:table-row>
        <table:table-row table:style-name="ro3">
          <table:table-cell office:value-type="string">
            <text:p>Cultivat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Cultivat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M11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Spined Wurm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Wurm</text:p>
          </table:table-cell>
          <table:table-cell office:value-type="string">
            <text:p>M11-Common</text:p>
          </table:table-cell>
          <table:table-cell/>
          <table:table-cell office:value-type="string">
            <text:p>5/4</text:p>
          </table:table-cell>
          <table:table-cell table:number-columns-repeated="1017"/>
        </table:table-row>
        <table:table-row table:style-name="ro3">
          <table:table-cell office:value-type="string">
            <text:p>Naturalize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Plumme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Giant Growth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Sacred Wolf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Wolf</text:p>
          </table:table-cell>
          <table:table-cell office:value-type="string">
            <text:p>M11-Common</text:p>
          </table:table-cell>
          <table:table-cell/>
          <table:table-cell office:value-type="string">
            <text:p>3/1</text:p>
          </table:table-cell>
          <table:table-cell table:number-columns-repeated="1017"/>
        </table:table-row>
        <table:table-row table:style-name="ro3">
          <table:table-cell office:value-type="string">
            <text:p>Primal Cocoon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M11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Hornet Sting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ryad's Favor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Enchantment-Aura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Yavimaya Wurm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Wurm</text:p>
          </table:table-cell>
          <table:table-cell office:value-type="string">
            <text:p>M11-Common</text:p>
          </table:table-cell>
          <table:table-cell/>
          <table:table-cell office:value-type="string">
            <text:p>6/4</text:p>
          </table:table-cell>
          <table:table-cell table:number-columns-repeated="1017"/>
        </table:table-row>
        <table:table-row table:style-name="ro3">
          <table:table-cell office:value-type="string">
            <text:p>Spined Wurm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Wurm</text:p>
          </table:table-cell>
          <table:table-cell office:value-type="string">
            <text:p>M11-Common</text:p>
          </table:table-cell>
          <table:table-cell/>
          <table:table-cell office:value-type="string">
            <text:p>5/4</text:p>
          </table:table-cell>
          <table:table-cell table:number-columns-repeated="1017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M11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Spined Wurm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Wurm</text:p>
          </table:table-cell>
          <table:table-cell office:value-type="string">
            <text:p>M11-Common</text:p>
          </table:table-cell>
          <table:table-cell/>
          <table:table-cell office:value-type="string">
            <text:p>5/4</text:p>
          </table:table-cell>
          <table:table-cell table:number-columns-repeated="1017"/>
        </table:table-row>
        <table:table-row table:style-name="ro3">
          <table:table-cell office:value-type="string">
            <text:p>Cultivat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Cultivat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Leaf Arrow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Rise of the Eldrazi-Common</text:p>
          </table:table-cell>
          <table:table-cell table:number-columns-repeated="1019"/>
        </table:table-row>
        <table:table-row table:style-name="ro3">
          <table:table-cell office:value-type="string">
            <text:p>Overgrown Battlemen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Wall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0/4</text:p>
          </table:table-cell>
          <table:table-cell table:number-columns-repeated="1017"/>
        </table:table-row>
        <table:table-row table:style-name="ro3">
          <table:table-cell office:value-type="string">
            <text:p>Ondu Giant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Giant Druid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Overgrown Battlemen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Wall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0/4</text:p>
          </table:table-cell>
          <table:table-cell table:number-columns-repeated="1017"/>
        </table:table-row>
        <table:table-row table:style-name="ro3">
          <table:table-cell office:value-type="string">
            <text:p>Aura Gnarli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ura Gnarli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ura Gnarli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ura Gnarli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rowth Spasm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orcery</text:p>
          </table:table-cell>
          <table:table-cell office:value-type="string">
            <text:p>Rise of the Eldrazi-Common</text:p>
          </table:table-cell>
          <table:table-cell table:number-columns-repeated="1019"/>
        </table:table-row>
        <table:table-row table:style-name="ro3">
          <table:table-cell office:value-type="string">
            <text:p>Groundswell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Worldwake-Common</text:p>
          </table:table-cell>
          <table:table-cell table:number-columns-repeated="1019"/>
        </table:table-row>
        <table:table-row table:style-name="ro3">
          <table:table-cell office:value-type="string">
            <text:p>Gnarlid Pack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Beast</text:p>
          </table:table-cell>
          <table:table-cell office:value-type="string">
            <text:p>Worldwake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napping Creep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Plant</text:p>
          </table:table-cell>
          <table:table-cell office:value-type="string">
            <text:p>Worldwake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Grappler Spid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Spider</text:p>
          </table:table-cell>
          <table:table-cell office:value-type="string">
            <text:p>Worldwake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Vastwood Zendikon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Enchantment-Aura</text:p>
          </table:table-cell>
          <table:table-cell office:value-type="string">
            <text:p>Worldwake-Common</text:p>
          </table:table-cell>
          <table:table-cell table:number-columns-repeated="1019"/>
        </table:table-row>
        <table:table-row table:style-name="ro3">
          <table:table-cell office:value-type="string">
            <text:p>Harrow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Zendikar-Common</text:p>
          </table:table-cell>
          <table:table-cell table:number-columns-repeated="1019"/>
        </table:table-row>
        <table:table-row table:style-name="ro3">
          <table:table-cell office:value-type="string">
            <text:p>Savage Silhouett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Enchantment-Aura</text:p>
          </table:table-cell>
          <table:table-cell office:value-type="string">
            <text:p>Zendikar-Common</text:p>
          </table:table-cell>
          <table:table-cell table:number-columns-repeated="1019"/>
        </table:table-row>
        <table:table-row table:style-name="ro3">
          <table:table-cell office:value-type="string">
            <text:p>Harrow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Zendikar-Common</text:p>
          </table:table-cell>
          <table:table-cell table:number-columns-repeated="1019"/>
        </table:table-row>
        <table:table-row table:style-name="ro3">
          <table:table-cell office:value-type="string">
            <text:p>Sylvan Bounty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Instant</text:p>
          </table:table-cell>
          <table:table-cell office:value-type="string">
            <text:p>Conflux-Common</text:p>
          </table:table-cell>
          <table:table-cell table:number-columns-repeated="1019"/>
        </table:table-row>
        <table:table-row table:style-name="ro3">
          <table:table-cell office:value-type="string">
            <text:p>Soul's Might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Sorcery</text:p>
          </table:table-cell>
          <table:table-cell office:value-type="string">
            <text:p>Shards of Alara-Common</text:p>
          </table:table-cell>
          <table:table-cell table:number-columns-repeated="1019"/>
        </table:table-row>
        <table:table-row table:style-name="ro3">
          <table:table-cell office:value-type="string">
            <text:p>Jungle Weaver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Spider</text:p>
          </table:table-cell>
          <table:table-cell office:value-type="string">
            <text:p>Shards of Alara-Common</text:p>
          </table:table-cell>
          <table:table-cell/>
          <table:table-cell office:value-type="string">
            <text:p>5/6</text:p>
          </table:table-cell>
          <table:table-cell table:number-columns-repeated="1017"/>
        </table:table-row>
        <table:table-row table:style-name="ro3">
          <table:table-cell office:value-type="string">
            <text:p>Nettle Sentinel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Warrior</text:p>
          </table:table-cell>
          <table:table-cell office:value-type="string">
            <text:p>Eventide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Crabapple Cohort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Treefolk Warrior</text:p>
          </table:table-cell>
          <table:table-cell office:value-type="string">
            <text:p>Shadowmoor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Gloomwidow's Feast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Instant</text:p>
          </table:table-cell>
          <table:table-cell office:value-type="string">
            <text:p>Shadowmoor-Common</text:p>
          </table:table-cell>
          <table:table-cell table:number-columns-repeated="1019"/>
        </table:table-row>
        <table:table-row table:style-name="ro3">
          <table:table-cell office:value-type="string">
            <text:p>Devoted Druid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Druid</text:p>
          </table:table-cell>
          <table:table-cell office:value-type="string">
            <text:p>Shadowmoor-Common</text:p>
          </table:table-cell>
          <table:table-cell/>
          <table:table-cell office:value-type="string">
            <text:p>0/2</text:p>
          </table:table-cell>
          <table:table-cell table:number-columns-repeated="1017"/>
        </table:table-row>
        <table:table-row table:style-name="ro3">
          <table:table-cell office:value-type="string">
            <text:p>Juvenile Gloomwidow</text:p>
          </table:table-cell>
          <table:table-cell office:value-type="string">
            <text:p>Green</text:p>
          </table:table-cell>
          <table:table-cell office:value-type="string">
            <text:p>FF</text:p>
          </table:table-cell>
          <table:table-cell office:value-type="string">
            <text:p>Creature-Spider</text:p>
          </table:table-cell>
          <table:table-cell office:value-type="string">
            <text:p>Shadowmoor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Llanowar Sentinel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Stalking Tig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Cat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Treetop Bracer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Enchantment-Aura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Treetop Bracer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Enchantment-Aura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Grizzly Bears (Foreign)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Bear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Civic Wayfind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 Warrior Druid</text:p>
          </table:table-cell>
          <table:table-cell office:value-type="string">
            <text:p>Tenth Edit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Thornweald Arch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Archer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Thornweald Arch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Archer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Sporoloth Ancient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Fungus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Kavu Primarch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Kavu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Llanowar Augur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Shaman</text:p>
          </table:table-cell>
          <table:table-cell office:value-type="string">
            <text:p>Future Sight-Common</text:p>
          </table:table-cell>
          <table:table-cell/>
          <table:table-cell office:value-type="string">
            <text:p>0/3</text:p>
          </table:table-cell>
          <table:table-cell table:number-columns-repeated="1017"/>
        </table:table-row>
        <table:table-row table:style-name="ro3">
          <table:table-cell office:value-type="string">
            <text:p>Citanul Woodreaders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Druid</text:p>
          </table:table-cell>
          <table:table-cell office:value-type="string">
            <text:p>Planar Chaos-Common</text:p>
          </table:table-cell>
          <table:table-cell/>
          <table:table-cell office:value-type="string">
            <text:p>1/4</text:p>
          </table:table-cell>
          <table:table-cell table:number-columns-repeated="1017"/>
        </table:table-row>
        <table:table-row table:style-name="ro3">
          <table:table-cell office:value-type="string">
            <text:p>Giant Dustswap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Insect</text:p>
          </table:table-cell>
          <table:table-cell office:value-type="string">
            <text:p>Planar Chaos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Reflex Sliv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liver</text:p>
          </table:table-cell>
          <table:table-cell office:value-type="string">
            <text:p>Planar Chao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Thrill of the Hunt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Thrill of the Hunt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Savage Thallid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Fungus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5/2</text:p>
          </table:table-cell>
          <table:table-cell table:number-columns-repeated="1017"/>
        </table:table-row>
        <table:table-row table:style-name="ro3">
          <table:table-cell office:value-type="string">
            <text:p>Penumbra Spider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Spider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Glass Asp</text:p>
          </table:table-cell>
          <table:table-cell office:value-type="string">
            <text:p>Green</text:p>
          </table:table-cell>
          <table:table-cell office:value-type="string">
            <text:p>1FF</text:p>
          </table:table-cell>
          <table:table-cell office:value-type="string">
            <text:p>Creature-Snake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Scarwood Treefolk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Treefolk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3/5</text:p>
          </table:table-cell>
          <table:table-cell table:number-columns-repeated="1017"/>
        </table:table-row>
        <table:table-row table:style-name="ro3">
          <table:table-cell office:value-type="string">
            <text:p>Herd Gnar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Beast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Thallid Germinato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Fungus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Durkwood Baloth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5/5</text:p>
          </table:table-cell>
          <table:table-cell table:number-columns-repeated="1017"/>
        </table:table-row>
        <table:table-row table:style-name="ro3">
          <table:table-cell office:value-type="string">
            <text:p>Thallid Germinato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Fungus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shcoat Bea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Bear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pinneret Sliv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Sliver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Frostweb Spid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now Creature-Spider</text:p>
          </table:table-cell>
          <table:table-cell office:value-type="string">
            <text:p>Cold Snap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Martyr of Spores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Shaman</text:p>
          </table:table-cell>
          <table:table-cell office:value-type="string">
            <text:p>Cold Snap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Cytospawn Shambler</text:p>
          </table:table-cell>
          <table:table-cell office:value-type="string">
            <text:p>Green</text:p>
          </table:table-cell>
          <table:table-cell office:value-type="string">
            <text:p>6F</text:p>
          </table:table-cell>
          <table:table-cell office:value-type="string">
            <text:p>Creature-Elemental Mutant</text:p>
          </table:table-cell>
          <table:table-cell office:value-type="string">
            <text:p>Dissension-Common</text:p>
          </table:table-cell>
          <table:table-cell/>
          <table:table-cell office:value-type="string">
            <text:p>0/0</text:p>
          </table:table-cell>
          <table:table-cell table:number-columns-repeated="1017"/>
        </table:table-row>
        <table:table-row table:style-name="ro3">
          <table:table-cell office:value-type="string">
            <text:p>Simic Initiat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Mutant</text:p>
          </table:table-cell>
          <table:table-cell office:value-type="string">
            <text:p>Dissension-Common</text:p>
          </table:table-cell>
          <table:table-cell/>
          <table:table-cell office:value-type="string">
            <text:p>0/0</text:p>
          </table:table-cell>
          <table:table-cell table:number-columns-repeated="1017"/>
        </table:table-row>
        <table:table-row table:style-name="ro3">
          <table:table-cell office:value-type="string">
            <text:p>Simic Initiat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Mutant</text:p>
          </table:table-cell>
          <table:table-cell office:value-type="string">
            <text:p>Dissension-Common</text:p>
          </table:table-cell>
          <table:table-cell/>
          <table:table-cell office:value-type="string">
            <text:p>0/0</text:p>
          </table:table-cell>
          <table:table-cell table:number-columns-repeated="1017"/>
        </table:table-row>
        <table:table-row table:style-name="ro3">
          <table:table-cell office:value-type="string">
            <text:p>Ghor-Clan Savage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Centaur Berkserker</text:p>
          </table:table-cell>
          <table:table-cell office:value-type="string">
            <text:p>Guildpact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Elves of Deep Shadow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Druid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tone-Seeder Hierophant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Human Druid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catter the Seeds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Instant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Rootwalla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Lizard</text:p>
          </table:table-cell>
          <table:table-cell office:value-type="string">
            <text:p>Ninth Edit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iant Spid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der</text:p>
          </table:table-cell>
          <table:table-cell office:value-type="string">
            <text:p>Ninth Edition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Tree Monkey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Ape</text:p>
          </table:table-cell>
          <table:table-cell office:value-type="string">
            <text:p>Ninth Edit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Zodiac Monkey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Ape</text:p>
          </table:table-cell>
          <table:table-cell office:value-type="string">
            <text:p>Ninth Edit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Nightsoil Kami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Spirit</text:p>
          </table:table-cell>
          <table:table-cell office:value-type="string">
            <text:p>Saviors of Kamigawa-Common</text:p>
          </table:table-cell>
          <table:table-cell/>
          <table:table-cell office:value-type="string">
            <text:p>6/4</text:p>
          </table:table-cell>
          <table:table-cell table:number-columns-repeated="1017"/>
        </table:table-row>
        <table:table-row table:style-name="ro3">
          <table:table-cell office:value-type="string">
            <text:p>Inner Calm, Outer Strength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Promised Kannushi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Druid</text:p>
          </table:table-cell>
          <table:table-cell office:value-type="string">
            <text:p>Saviors of Kamigawa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Inner Calm, Outer Strength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Sakura-Tribe Springcall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nake Shaman</text:p>
          </table:table-cell>
          <table:table-cell office:value-type="string">
            <text:p>Betrayers of Kamigawa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Matsu-Tribe Decoy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Snake Warrior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1/3</text:p>
          </table:table-cell>
          <table:table-cell table:number-columns-repeated="1017"/>
        </table:table-row>
        <table:table-row table:style-name="ro3">
          <table:table-cell office:value-type="string">
            <text:p>Tangle Asp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Snake</text:p>
          </table:table-cell>
          <table:table-cell office:value-type="string">
            <text:p>Fifth Dawn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Sylvok Explor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Human Druid</text:p>
          </table:table-cell>
          <table:table-cell office:value-type="string">
            <text:p>Fifth Daw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yrranax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Fifth Dawn-Common</text:p>
          </table:table-cell>
          <table:table-cell/>
          <table:table-cell office:value-type="string">
            <text:p>5/4</text:p>
          </table:table-cell>
          <table:table-cell table:number-columns-repeated="1017"/>
        </table:table-row>
        <table:table-row table:style-name="ro3">
          <table:table-cell office:value-type="string">
            <text:p>Tel-Jilad Lifebreather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Troll Shaman</text:p>
          </table:table-cell>
          <table:table-cell office:value-type="string">
            <text:p>Fifth Dawn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Tangle Spider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Spider</text:p>
          </table:table-cell>
          <table:table-cell office:value-type="string">
            <text:p>Darksteel-Common</text:p>
          </table:table-cell>
          <table:table-cell/>
          <table:table-cell office:value-type="string">
            <text:p>3/4</text:p>
          </table:table-cell>
          <table:table-cell table:number-columns-repeated="1017"/>
        </table:table-row>
        <table:table-row table:style-name="ro3">
          <table:table-cell office:value-type="string">
            <text:p>Viridian Acolyt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 Shaman</text:p>
          </table:table-cell>
          <table:table-cell office:value-type="string">
            <text:p>Darksteel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el-Jilad Archers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Elf Archer</text:p>
          </table:table-cell>
          <table:table-cell office:value-type="string">
            <text:p>Mirrodin-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Viridian Join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 Druid</text:p>
          </table:table-cell>
          <table:table-cell office:value-type="string">
            <text:p>Mirrodin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Trained Armodon</text:p>
          </table:table-cell>
          <table:table-cell office:value-type="string">
            <text:p>Green</text:p>
          </table:table-cell>
          <table:table-cell office:value-type="string">
            <text:p>1FF</text:p>
          </table:table-cell>
          <table:table-cell office:value-type="string">
            <text:p>Creature-Elephant</text:p>
          </table:table-cell>
          <table:table-cell office:value-type="string">
            <text:p>Eighth Editio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Fierce Empath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</text:p>
          </table:table-cell>
          <table:table-cell office:value-type="string">
            <text:p>Scourge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Krosan Drov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Elf</text:p>
          </table:table-cell>
          <table:table-cell office:value-type="string">
            <text:p>Scourge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ccelerated Mutation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Instant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Divergent Growth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Stonewood Invok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Mutant</text:p>
          </table:table-cell>
          <table:table-cell office:value-type="string">
            <text:p>Legion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Elvish Pathcutt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Elf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Symbiotic Elf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Elf</text:p>
          </table:table-cell>
          <table:table-cell office:value-type="string">
            <text:p>Onslaught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irewood Savag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</text:p>
          </table:table-cell>
          <table:table-cell office:value-type="string">
            <text:p>Onslaught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narling Undorak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Beast</text:p>
          </table:table-cell>
          <table:table-cell office:value-type="string">
            <text:p>Onslaught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Birchlore Rangers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irchlore Rangers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Elf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Nantuko Trac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Insect Druid</text:p>
          </table:table-cell>
          <table:table-cell office:value-type="string">
            <text:p>Judgement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Nantuko Trac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Insect Druid</text:p>
          </table:table-cell>
          <table:table-cell office:value-type="string">
            <text:p>Judgement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Krosan Arch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Centaur</text:p>
          </table:table-cell>
          <table:table-cell office:value-type="string">
            <text:p>Odyssey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Krosan Arch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Centaur</text:p>
          </table:table-cell>
          <table:table-cell office:value-type="string">
            <text:p>Odyssey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Diligent Farmhand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Druid</text:p>
          </table:table-cell>
          <table:table-cell office:value-type="string">
            <text:p>Odyssey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ilt Crawl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Beast</text:p>
          </table:table-cell>
          <table:table-cell office:value-type="string">
            <text:p>Prophecy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Treetop Bracer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Enchant Equipment</text:p>
          </table:table-cell>
          <table:table-cell office:value-type="string">
            <text:p>Nemesis-Common</text:p>
          </table:table-cell>
          <table:table-cell table:number-columns-repeated="1019"/>
        </table:table-row>
        <table:table-row table:style-name="ro3">
          <table:table-cell office:value-type="string">
            <text:p>Deepwood Wolverin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Wolverine</text:p>
          </table:table-cell>
          <table:table-cell office:value-type="string">
            <text:p>Mercadian Masque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Yavimaya Gnats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Summon Insects</text:p>
          </table:table-cell>
          <table:table-cell office:value-type="string">
            <text:p>Ice Age-Common</text:p>
          </table:table-cell>
          <table:table-cell/>
          <table:table-cell office:value-type="string">
            <text:p>0/1</text:p>
          </table:table-cell>
          <table:table-cell table:number-columns-repeated="1017"/>
        </table:table-row>
        <table:table-row table:style-name="ro3">
          <table:table-cell office:value-type="string">
            <text:p>Marsh Viper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Summon Viper</text:p>
          </table:table-cell>
          <table:table-cell office:value-type="string">
            <text:p>The Dark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Thornscape Apprentice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Creature-Human Wizard</text:p>
          </table:table-cell>
          <table:table-cell office:value-type="string">
            <text:p>Phyrexia vs. The Coalit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Harrow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Phyrexia vs. The Coalition-Common</text:p>
          </table:table-cell>
          <table:table-cell table:number-columns-repeated="1019"/>
        </table:table-row>
        <table:table-row table:style-name="ro3">
          <table:table-cell office:value-type="string">
            <text:p>Ironroot Treefolk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Summon Treefolk</text:p>
          </table:table-cell>
          <table:table-cell table:number-columns-repeated="2"/>
          <table:table-cell office:value-type="string">
            <text:p>3/5</text:p>
          </table:table-cell>
          <table:table-cell table:number-columns-repeated="1017"/>
        </table:table-row>
        <table:table-row table:style-name="ro3">
          <table:table-cell office:value-type="string">
            <text:p>Briarpack Alpha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Wolf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Tracker's Instinct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Tracker's Instinct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Village Survivors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Human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4/5</text:p>
          </table:table-cell>
          <table:table-cell table:number-columns-repeated="1017"/>
        </table:table-row>
        <table:table-row table:style-name="ro3">
          <table:table-cell office:value-type="string">
            <text:p>Tracker's Instincts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Lambholt Elder // Silverpelt Werewolf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Werewolf // Creature-Werewolf</text:p>
          </table:table-cell>
          <table:table-cell office:value-type="string">
            <text:p>Dark Ascension-Uncommon</text:p>
          </table:table-cell>
          <table:table-cell/>
          <table:table-cell office:value-type="string">
            <text:p>1/2 // 4/5</text:p>
          </table:table-cell>
          <table:table-cell table:number-columns-repeated="1017"/>
        </table:table-row>
        <table:table-row table:style-name="ro3">
          <table:table-cell office:value-type="string">
            <text:p>Grim Flowering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Grim Flowering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Sorcery</text:p>
          </table:table-cell>
          <table:table-cell office:value-type="string">
            <text:p>Dark Ascension-Uncommon</text:p>
          </table:table-cell>
          <table:table-cell table:number-columns-repeated="1019"/>
        </table:table-row>
        <table:table-row table:style-name="ro3">
          <table:table-cell office:value-type="string">
            <text:p>Acidic Slime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Ooze</text:p>
          </table:table-cell>
          <table:table-cell office:value-type="string">
            <text:p>M12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east Within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Instant</text:p>
          </table:table-cell>
          <table:table-cell office:value-type="string">
            <text:p>New Phyrexia-Uncommon</text:p>
          </table:table-cell>
          <table:table-cell table:number-columns-repeated="1019"/>
        </table:table-row>
        <table:table-row table:style-name="ro3">
          <table:table-cell office:value-type="string">
            <text:p>Viridian Corrupter</text:p>
          </table:table-cell>
          <table:table-cell office:value-type="string">
            <text:p>Green</text:p>
          </table:table-cell>
          <table:table-cell office:value-type="string">
            <text:p>1FF</text:p>
          </table:table-cell>
          <table:table-cell office:value-type="string">
            <text:p>Creature-Elf Shaman</text:p>
          </table:table-cell>
          <table:table-cell office:value-type="string">
            <text:p>Mirrodin Beseiged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Cudgel Troll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Troll</text:p>
          </table:table-cell>
          <table:table-cell office:value-type="string">
            <text:p>M11-Un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Autumn's Well</text:p>
          </table:table-cell>
          <table:table-cell office:value-type="string">
            <text:p>Green</text:p>
          </table:table-cell>
          <table:table-cell office:value-type="string">
            <text:p>F</text:p>
          </table:table-cell>
          <table:table-cell office:value-type="string">
            <text:p>Instant</text:p>
          </table:table-cell>
          <table:table-cell office:value-type="string">
            <text:p>M11-Uncommon</text:p>
          </table:table-cell>
          <table:table-cell table:number-columns-repeated="1019"/>
        </table:table-row>
        <table:table-row table:style-name="ro3">
          <table:table-cell office:value-type="string">
            <text:p>Cudgel Troll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Troll</text:p>
          </table:table-cell>
          <table:table-cell office:value-type="string">
            <text:p>M11-Un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Duskdale Wurm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Wurm</text:p>
          </table:table-cell>
          <table:table-cell office:value-type="string">
            <text:p>M11-Uncommon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Duskdale Wurm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Wurm</text:p>
          </table:table-cell>
          <table:table-cell office:value-type="string">
            <text:p>M11-Uncommon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Duskdale Wurm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Wurm</text:p>
          </table:table-cell>
          <table:table-cell office:value-type="string">
            <text:p>M11-Uncommon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Garruk's Packleader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Beast</text:p>
          </table:table-cell>
          <table:table-cell office:value-type="string">
            <text:p>M11-Un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Pelakka Wurm</text:p>
          </table:table-cell>
          <table:table-cell office:value-type="string">
            <text:p>Green</text:p>
          </table:table-cell>
          <table:table-cell office:value-type="string">
            <text:p>4FFF</text:p>
          </table:table-cell>
          <table:table-cell office:value-type="string">
            <text:p>Creature-Wurm</text:p>
          </table:table-cell>
          <table:table-cell office:value-type="string">
            <text:p>Rise of the Eldrazi-Uncommon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Pelakka Wurm</text:p>
          </table:table-cell>
          <table:table-cell office:value-type="string">
            <text:p>Green</text:p>
          </table:table-cell>
          <table:table-cell office:value-type="string">
            <text:p>4FFF</text:p>
          </table:table-cell>
          <table:table-cell office:value-type="string">
            <text:p>Creature-Wurm</text:p>
          </table:table-cell>
          <table:table-cell office:value-type="string">
            <text:p>Rise of the Eldrazi-Uncommon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Baloth Woodcrasher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Zendikar-Un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Frontier Guide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Scout</text:p>
          </table:table-cell>
          <table:table-cell office:value-type="string">
            <text:p>Zendikar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aloth Woodcrasher</text:p>
          </table:table-cell>
          <table:table-cell office:value-type="string">
            <text:p>Green</text:p>
          </table:table-cell>
          <table:table-cell office:value-type="string">
            <text:p>4FF</text:p>
          </table:table-cell>
          <table:table-cell office:value-type="string">
            <text:p>Creature-Beast</text:p>
          </table:table-cell>
          <table:table-cell office:value-type="string">
            <text:p>Zendikar-Un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Acidic Slime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Ooze</text:p>
          </table:table-cell>
          <table:table-cell office:value-type="string">
            <text:p>M10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wakener Druid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Druid</text:p>
          </table:table-cell>
          <table:table-cell office:value-type="string">
            <text:p>M10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Acidic Slime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Ooze</text:p>
          </table:table-cell>
          <table:table-cell office:value-type="string">
            <text:p>M10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Riftsweep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Shaman</text:p>
          </table:table-cell>
          <table:table-cell office:value-type="string">
            <text:p>Future Sight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Nacatl War-Pride</text:p>
          </table:table-cell>
          <table:table-cell office:value-type="string">
            <text:p>Green</text:p>
          </table:table-cell>
          <table:table-cell office:value-type="string">
            <text:p>3FFF</text:p>
          </table:table-cell>
          <table:table-cell office:value-type="string">
            <text:p>Creature-Cat Warrior</text:p>
          </table:table-cell>
          <table:table-cell office:value-type="string">
            <text:p>Future Sight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Ravaging Riftwurm (Foreign)</text:p>
          </table:table-cell>
          <table:table-cell office:value-type="string">
            <text:p>Green</text:p>
          </table:table-cell>
          <table:table-cell office:value-type="string">
            <text:p>1FF</text:p>
          </table:table-cell>
          <table:table-cell office:value-type="string">
            <text:p>Creature-Wurm</text:p>
          </table:table-cell>
          <table:table-cell office:value-type="string">
            <text:p>Future Sight-Uncommon</text:p>
          </table:table-cell>
          <table:table-cell/>
          <table:table-cell office:value-type="string">
            <text:p>6/6</text:p>
          </table:table-cell>
          <table:table-cell table:number-columns-repeated="1017"/>
        </table:table-row>
        <table:table-row table:style-name="ro3">
          <table:table-cell office:value-type="string">
            <text:p>Ana Battlemage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Wizard</text:p>
          </table:table-cell>
          <table:table-cell office:value-type="string">
            <text:p>Planar Chaos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Deadwood Treefolk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Creature-Treefolk</text:p>
          </table:table-cell>
          <table:table-cell office:value-type="string">
            <text:p>Planar Chaos-Uncommon</text:p>
          </table:table-cell>
          <table:table-cell/>
          <table:table-cell office:value-type="string">
            <text:p>3/6</text:p>
          </table:table-cell>
          <table:table-cell table:number-columns-repeated="1017"/>
        </table:table-row>
        <table:table-row table:style-name="ro3">
          <table:table-cell office:value-type="string">
            <text:p>Scryb Rang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Faerie</text:p>
          </table:table-cell>
          <table:table-cell office:value-type="string">
            <text:p>Time Spiral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cryb Ranger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Faerie</text:p>
          </table:table-cell>
          <table:table-cell office:value-type="string">
            <text:p>Time Spiral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team Splitter</text:p>
          </table:table-cell>
          <table:table-cell office:value-type="string">
            <text:p>Green</text:p>
          </table:table-cell>
          <table:table-cell office:value-type="string">
            <text:p>4F</text:p>
          </table:table-cell>
          <table:table-cell office:value-type="string">
            <text:p>Creature-Spider</text:p>
          </table:table-cell>
          <table:table-cell office:value-type="string">
            <text:p>Ice Age-Uncommon</text:p>
          </table:table-cell>
          <table:table-cell/>
          <table:table-cell office:value-type="string">
            <text:p>1/5</text:p>
          </table:table-cell>
          <table:table-cell table:number-columns-repeated="1017"/>
        </table:table-row>
        <table:table-row table:style-name="ro3">
          <table:table-cell office:value-type="string">
            <text:p>Freyalise's Radiance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Enchantment</text:p>
          </table:table-cell>
          <table:table-cell office:value-type="string">
            <text:p>Ice Age-Uncommon</text:p>
          </table:table-cell>
          <table:table-cell table:number-columns-repeated="1019"/>
        </table:table-row>
        <table:table-row table:style-name="ro3">
          <table:table-cell office:value-type="string">
            <text:p>Nullmage Shepherd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Elf Shaman</text:p>
          </table:table-cell>
          <table:table-cell office:value-type="string">
            <text:p>Ravnica: City of Guilds-Uncommon</text:p>
          </table:table-cell>
          <table:table-cell/>
          <table:table-cell office:value-type="string">
            <text:p>2/4</text:p>
          </table:table-cell>
          <table:table-cell table:number-columns-repeated="1017"/>
        </table:table-row>
        <table:table-row table:style-name="ro3">
          <table:table-cell office:value-type="string">
            <text:p>Perilous Forays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Enchantment</text:p>
          </table:table-cell>
          <table:table-cell office:value-type="string">
            <text:p>Ravnica: City of Guilds-Uncommon</text:p>
          </table:table-cell>
          <table:table-cell table:number-columns-repeated="1019"/>
        </table:table-row>
        <table:table-row table:style-name="ro3">
          <table:table-cell office:value-type="string">
            <text:p>Overwhelm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Sorcery</text:p>
          </table:table-cell>
          <table:table-cell office:value-type="string">
            <text:p>Ravnica: City of Guilds-Uncommon</text:p>
          </table:table-cell>
          <table:table-cell table:number-columns-repeated="1019"/>
        </table:table-row>
        <table:table-row table:style-name="ro3">
          <table:table-cell office:value-type="string">
            <text:p>Overwhelm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Sorcery</text:p>
          </table:table-cell>
          <table:table-cell office:value-type="string">
            <text:p>Ravnica: City of Guilds-Uncommon</text:p>
          </table:table-cell>
          <table:table-cell table:number-columns-repeated="1019"/>
        </table:table-row>
        <table:table-row table:style-name="ro3">
          <table:table-cell office:value-type="string">
            <text:p>Briarknit Kami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Spirit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Kami of the Tended Garden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Creature-Spirit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Descendant of Masumaro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Monk</text:p>
          </table:table-cell>
          <table:table-cell office:value-type="string">
            <text:p>Saviors of Kamigawa-Un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Molting Skin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Enchantment</text:p>
          </table:table-cell>
          <table:table-cell office:value-type="string">
            <text:p>Saviors of Kamigawa-Uncommon</text:p>
          </table:table-cell>
          <table:table-cell table:number-columns-repeated="1019"/>
        </table:table-row>
        <table:table-row table:style-name="ro3">
          <table:table-cell office:value-type="string">
            <text:p>Viridian Shaman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 Shaman</text:p>
          </table:table-cell>
          <table:table-cell office:value-type="string">
            <text:p>Mirrodin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loodscent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Instant</text:p>
          </table:table-cell>
          <table:table-cell office:value-type="string">
            <text:p>Mirrodin-Uncommon</text:p>
          </table:table-cell>
          <table:table-cell table:number-columns-repeated="1019"/>
        </table:table-row>
        <table:table-row table:style-name="ro3">
          <table:table-cell office:value-type="string">
            <text:p>One Dozen Eyes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Sorcery</text:p>
          </table:table-cell>
          <table:table-cell office:value-type="string">
            <text:p>Mirrodin-Uncommon</text:p>
          </table:table-cell>
          <table:table-cell table:number-columns-repeated="1019"/>
        </table:table-row>
        <table:table-row table:style-name="ro3">
          <table:table-cell office:value-type="string">
            <text:p>Verduran Emissary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Wizard</text:p>
          </table:table-cell>
          <table:table-cell office:value-type="string">
            <text:p>Phyrexia vs. The Coalition-Un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Acidic Slime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Ooze</text:p>
          </table:table-cell>
          <table:table-cell office:value-type="string">
            <text:p>Commander-Un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Feed the Pack</text:p>
          </table:table-cell>
          <table:table-cell office:value-type="string">
            <text:p>Green</text:p>
          </table:table-cell>
          <table:table-cell office:value-type="string">
            <text:p>5F</text:p>
          </table:table-cell>
          <table:table-cell office:value-type="string">
            <text:p>Enchantment</text:p>
          </table:table-cell>
          <table:table-cell office:value-type="string">
            <text:p>Dark Ascension-Rare</text:p>
          </table:table-cell>
          <table:table-cell table:number-columns-repeated="1019"/>
        </table:table-row>
        <table:table-row table:style-name="ro3">
          <table:table-cell office:value-type="string">
            <text:p>Elder of Laurels (Foreign)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Human Advisor</text:p>
          </table:table-cell>
          <table:table-cell office:value-type="string">
            <text:p>Innistrad-Rare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Garruk's Horde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Beast</text:p>
          </table:table-cell>
          <table:table-cell office:value-type="string">
            <text:p>M12-Rare</text:p>
          </table:table-cell>
          <table:table-cell/>
          <table:table-cell office:value-type="string">
            <text:p>7/7</text:p>
          </table:table-cell>
          <table:table-cell table:number-columns-repeated="1017"/>
        </table:table-row>
        <table:table-row table:style-name="ro3">
          <table:table-cell office:value-type="string">
            <text:p>Melira, Slyvok Outcast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Legendary Creature-Human Scout</text:p>
          </table:table-cell>
          <table:table-cell office:value-type="string">
            <text:p>New Phyrexia-Rare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Putrefax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Horror</text:p>
          </table:table-cell>
          <table:table-cell office:value-type="string">
            <text:p>Scars of Mirrodin-Rare</text:p>
          </table:table-cell>
          <table:table-cell/>
          <table:table-cell office:value-type="string">
            <text:p>5/3</text:p>
          </table:table-cell>
          <table:table-cell table:number-columns-repeated="1017"/>
        </table:table-row>
        <table:table-row table:style-name="ro3">
          <table:table-cell office:value-type="string">
            <text:p>Ezuri's Bridge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Creature-Elf Warrior</text:p>
          </table:table-cell>
          <table:table-cell office:value-type="string">
            <text:p>Scars of Mirrodin-Rare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Leyline of Vitality</text:p>
          </table:table-cell>
          <table:table-cell office:value-type="string">
            <text:p>Green</text:p>
          </table:table-cell>
          <table:table-cell office:value-type="string">
            <text:p>2FF</text:p>
          </table:table-cell>
          <table:table-cell office:value-type="string">
            <text:p>Enchantment</text:p>
          </table:table-cell>
          <table:table-cell office:value-type="string">
            <text:p>M11-Rare</text:p>
          </table:table-cell>
          <table:table-cell table:number-columns-repeated="1019"/>
        </table:table-row>
        <table:table-row table:style-name="ro3">
          <table:table-cell office:value-type="string">
            <text:p>Tajuru Preserver (Foreign)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Elf Shaman</text:p>
          </table:table-cell>
          <table:table-cell office:value-type="string">
            <text:p>Rise of the Eldrazi-Rare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Sacellum Godspeaker</text:p>
          </table:table-cell>
          <table:table-cell office:value-type="string">
            <text:p>Green</text:p>
          </table:table-cell>
          <table:table-cell office:value-type="string">
            <text:p>2F</text:p>
          </table:table-cell>
          <table:table-cell office:value-type="string">
            <text:p>Creature-Elf Druid</text:p>
          </table:table-cell>
          <table:table-cell office:value-type="string">
            <text:p>Shards of Alara-Rare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ycoloth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Fungus</text:p>
          </table:table-cell>
          <table:table-cell office:value-type="string">
            <text:p>Shards of Alara-Rare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Upwelling</text:p>
          </table:table-cell>
          <table:table-cell office:value-type="string">
            <text:p>Green</text:p>
          </table:table-cell>
          <table:table-cell office:value-type="string">
            <text:p>3F</text:p>
          </table:table-cell>
          <table:table-cell office:value-type="string">
            <text:p>Enchantment</text:p>
          </table:table-cell>
          <table:table-cell office:value-type="string">
            <text:p>Tenth Edition-Rare</text:p>
          </table:table-cell>
          <table:table-cell table:number-columns-repeated="1019"/>
        </table:table-row>
        <table:table-row table:style-name="ro3">
          <table:table-cell office:value-type="string">
            <text:p>Allosaurus Rider</text:p>
          </table:table-cell>
          <table:table-cell office:value-type="string">
            <text:p>Green</text:p>
          </table:table-cell>
          <table:table-cell office:value-type="string">
            <text:p>5FF</text:p>
          </table:table-cell>
          <table:table-cell office:value-type="string">
            <text:p>Creature-Elf Warrior</text:p>
          </table:table-cell>
          <table:table-cell office:value-type="string">
            <text:p>Elves vs. Goblins-Rare</text:p>
          </table:table-cell>
          <table:table-cell/>
          <table:table-cell office:value-type="string">
            <text:p>1+*/1+*</text:p>
          </table:table-cell>
          <table:table-cell table:number-columns-repeated="1017"/>
        </table:table-row>
        <table:table-row table:style-name="ro3">
          <table:table-cell office:value-type="string">
            <text:p>Boneyard Wurm</text:p>
          </table:table-cell>
          <table:table-cell office:value-type="string">
            <text:p>Green</text:p>
          </table:table-cell>
          <table:table-cell office:value-type="string">
            <text:p>1F</text:p>
          </table:table-cell>
          <table:table-cell office:value-type="string">
            <text:p>Creature-Wurm</text:p>
          </table:table-cell>
          <table:table-cell office:value-type="string">
            <text:p>Foil Promo-Rare</text:p>
          </table:table-cell>
          <table:table-cell/>
          <table:table-cell office:value-type="string">
            <text:p>*/*</text:p>
          </table:table-cell>
          <table:table-cell table:number-columns-repeated="1017"/>
        </table:table-row>
        <table:table-row table:style-name="ro3">
          <table:table-cell office:value-type="string">
            <text:p>Arrogant Wurm</text:p>
          </table:table-cell>
          <table:table-cell office:value-type="string">
            <text:p>Green</text:p>
          </table:table-cell>
          <table:table-cell office:value-type="string">
            <text:p>3FF</text:p>
          </table:table-cell>
          <table:table-cell office:value-type="string">
            <text:p>Creature-Wurm</text:p>
          </table:table-cell>
          <table:table-cell office:value-type="string">
            <text:p>DCI Promo-Rare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Liege of the Tangle</text:p>
          </table:table-cell>
          <table:table-cell office:value-type="string">
            <text:p>Green</text:p>
          </table:table-cell>
          <table:table-cell office:value-type="string">
            <text:p>6FF</text:p>
          </table:table-cell>
          <table:table-cell office:value-type="string">
            <text:p>Creature-Elemental</text:p>
          </table:table-cell>
          <table:table-cell office:value-type="string">
            <text:p>Scars of Mirrodin-Mythic Rare</text:p>
          </table:table-cell>
          <table:table-cell/>
          <table:table-cell office:value-type="string">
            <text:p>8/8</text:p>
          </table:table-cell>
          <table:table-cell table:number-columns-repeated="1017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Forge Devil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Devil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Forge Devil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Devil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Torch Fie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Devil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orge Devil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Devil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Hinterland Hermit // Hinterland Scourge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Human Werewolf // Creature-Werewolf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 // 3/2</text:p>
          </table:table-cell>
          <table:table-cell table:number-columns-repeated="1017"/>
        </table:table-row>
        <table:table-row table:style-name="ro3">
          <table:table-cell office:value-type="string">
            <text:p>Torch Fie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Devil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Russet Wolves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Wolf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Scorch the Fields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Scorch the Fields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Faithless Looting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Russet Wolves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Wolf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Vampiric Fury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Furor of the Bitten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Enchantment-Aura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Nightbirds's Clutches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orcery</text:p>
          </table:table-cell>
          <table:table-cell office:value-type="string">
            <text:p>Dark Ascension-Common</text:p>
          </table:table-cell>
          <table:table-cell table:number-columns-repeated="1019"/>
        </table:table-row>
        <table:table-row table:style-name="ro3">
          <table:table-cell office:value-type="string">
            <text:p>Bloodcrazed Neonate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Erdwal Ripper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Creature-Vampire</text:p>
          </table:table-cell>
          <table:table-cell office:value-type="string">
            <text:p>Dark Ascensio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Brimstone Valley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Ashmouth Hou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Elemental Hound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Ashmouth Hou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Elemental Hound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Pitchburn Devils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Devil</text:p>
          </table:table-cell>
          <table:table-cell office:value-type="string">
            <text:p>Innistrad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Tormented Pariah // Rampaging Werewolf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Human Warrior Werewolf // Creature-Werewolf</text:p>
          </table:table-cell>
          <table:table-cell office:value-type="string">
            <text:p>Innistrad-Common</text:p>
          </table:table-cell>
          <table:table-cell/>
          <table:table-cell office:value-type="string">
            <text:p>3/2 // 6/4</text:p>
          </table:table-cell>
          <table:table-cell table:number-columns-repeated="1017"/>
        </table:table-row>
        <table:table-row table:style-name="ro3">
          <table:table-cell office:value-type="string">
            <text:p>Riot Devils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Devil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Furor of the Bitten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Enchantment-Aura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Riot Devils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Devil</text:p>
          </table:table-cell>
          <table:table-cell office:value-type="string">
            <text:p>Innistra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Village Ironsmith // Ironfa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Human Werewolf // Creature-Werewolf</text:p>
          </table:table-cell>
          <table:table-cell office:value-type="string">
            <text:p>Innistrad-Common</text:p>
          </table:table-cell>
          <table:table-cell/>
          <table:table-cell office:value-type="string">
            <text:p>1/1 // 3/1</text:p>
          </table:table-cell>
          <table:table-cell table:number-columns-repeated="1017"/>
        </table:table-row>
        <table:table-row table:style-name="ro3">
          <table:table-cell office:value-type="string">
            <text:p>Nightbirds's Clutches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Traitorous Blood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Sorcery</text:p>
          </table:table-cell>
          <table:table-cell office:value-type="string">
            <text:p>Innistrad-Common</text:p>
          </table:table-cell>
          <table:table-cell table:number-columns-repeated="1019"/>
        </table:table-row>
        <table:table-row table:style-name="ro3">
          <table:table-cell office:value-type="string">
            <text:p>Pitchburn Devils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Devil</text:p>
          </table:table-cell>
          <table:table-cell office:value-type="string">
            <text:p>Innistrad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Night Revelers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Vampire</text:p>
          </table:table-cell>
          <table:table-cell office:value-type="string">
            <text:p>Innistrad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Slaughter Cry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Goblin Arsonist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Shaman</text:p>
          </table:table-cell>
          <table:table-cell office:value-type="string">
            <text:p>M12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Goblin Arsonist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Shaman</text:p>
          </table:table-cell>
          <table:table-cell office:value-type="string">
            <text:p>M12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Firebreathing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Enchantment-Aura</text:p>
          </table:table-cell>
          <table:table-cell office:value-type="string">
            <text:p>M12-Common</text:p>
          </table:table-cell>
          <table:table-cell table:number-columns-repeated="1019"/>
        </table:table-row>
        <table:table-row table:style-name="ro3">
          <table:table-cell office:value-type="string">
            <text:p>Lightning Elemental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Elemental</text:p>
          </table:table-cell>
          <table:table-cell office:value-type="string">
            <text:p>M12-Common</text:p>
          </table:table-cell>
          <table:table-cell/>
          <table:table-cell office:value-type="string">
            <text:p>4/1</text:p>
          </table:table-cell>
          <table:table-cell table:number-columns-repeated="1017"/>
        </table:table-row>
        <table:table-row table:style-name="ro3">
          <table:table-cell office:value-type="string">
            <text:p>Goblin Tunneler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Goblin Rogue</text:p>
          </table:table-cell>
          <table:table-cell office:value-type="string">
            <text:p>M12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onebreaker Giant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Giant</text:p>
          </table:table-cell>
          <table:table-cell office:value-type="string">
            <text:p>M12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Volt Charg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Flameborn Viron</text:p>
          </table:table-cell>
          <table:table-cell office:value-type="string">
            <text:p>Red</text:p>
          </table:table-cell>
          <table:table-cell office:value-type="string">
            <text:p>4MM</text:p>
          </table:table-cell>
          <table:table-cell office:value-type="string">
            <text:p>Creature-Insect</text:p>
          </table:table-cell>
          <table:table-cell office:value-type="string">
            <text:p>New Phyrexia-Common</text:p>
          </table:table-cell>
          <table:table-cell/>
          <table:table-cell office:value-type="string">
            <text:p>6/4</text:p>
          </table:table-cell>
          <table:table-cell table:number-columns-repeated="1017"/>
        </table:table-row>
        <table:table-row table:style-name="ro3">
          <table:table-cell office:value-type="string">
            <text:p>Artillerize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Instant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Ruthless Invasion</text:p>
          </table:table-cell>
          <table:table-cell office:value-type="string">
            <text:p>Red</text:p>
          </table:table-cell>
          <table:table-cell office:value-type="string">
            <text:p>3M/2L</text:p>
          </table:table-cell>
          <table:table-cell office:value-type="string">
            <text:p>Sorcery</text:p>
          </table:table-cell>
          <table:table-cell office:value-type="string">
            <text:p>New Phyrexia-Common</text:p>
          </table:table-cell>
          <table:table-cell table:number-columns-repeated="1019"/>
        </table:table-row>
        <table:table-row table:style-name="ro3">
          <table:table-cell office:value-type="string">
            <text:p>Ogre Resister</text:p>
          </table:table-cell>
          <table:table-cell office:value-type="string">
            <text:p>Red</text:p>
          </table:table-cell>
          <table:table-cell office:value-type="string">
            <text:p>2MM</text:p>
          </table:table-cell>
          <table:table-cell office:value-type="string">
            <text:p>Creature-Ogre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Burn the Impure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Ogre Resister</text:p>
          </table:table-cell>
          <table:table-cell office:value-type="string">
            <text:p>Red</text:p>
          </table:table-cell>
          <table:table-cell office:value-type="string">
            <text:p>2MM</text:p>
          </table:table-cell>
          <table:table-cell office:value-type="string">
            <text:p>Creature-Ogre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Crush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Instant</text:p>
          </table:table-cell>
          <table:table-cell office:value-type="string">
            <text:p>Mirrodin Beseiged-Common</text:p>
          </table:table-cell>
          <table:table-cell table:number-columns-repeated="1019"/>
        </table:table-row>
        <table:table-row table:style-name="ro3">
          <table:table-cell office:value-type="string">
            <text:p>Koth's Courier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Creature-Human Rogue</text:p>
          </table:table-cell>
          <table:table-cell office:value-type="string">
            <text:p>Mirrodin Beseiged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Oxidda Daredevil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Goblin Artificer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Vulshok Heartstok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Shaman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Scoria Elemental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Elemental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6/1</text:p>
          </table:table-cell>
          <table:table-cell table:number-columns-repeated="1017"/>
        </table:table-row>
        <table:table-row table:style-name="ro3">
          <table:table-cell office:value-type="string">
            <text:p>Vulshok Heartstok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Shaman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lade-Tribe Berserkers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Human Berserker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Vulshok Heartstok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Shaman</text:p>
          </table:table-cell>
          <table:table-cell office:value-type="string">
            <text:p>Scars of Mirrodi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Manic Vandal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Warrior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loodcrazed Goblin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erserkers of Blood Ridg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Huma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Arc Runn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Elemental Ox</text:p>
          </table:table-cell>
          <table:table-cell office:value-type="string">
            <text:p>M11-Common</text:p>
          </table:table-cell>
          <table:table-cell/>
          <table:table-cell office:value-type="string">
            <text:p>5/1</text:p>
          </table:table-cell>
          <table:table-cell table:number-columns-repeated="1017"/>
        </table:table-row>
        <table:table-row table:style-name="ro3">
          <table:table-cell office:value-type="string">
            <text:p>Manic Vandal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Warrior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oblin Tunneler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Goblin Rogue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Fiery Hellhound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Creature-Elemental Hound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oblin Piker (Foreign)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Goblin Warrior</text:p>
          </table:table-cell>
          <table:table-cell office:value-type="string">
            <text:p>M11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Chandra's Outrage</text:p>
          </table:table-cell>
          <table:table-cell office:value-type="string">
            <text:p>Red</text:p>
          </table:table-cell>
          <table:table-cell office:value-type="string">
            <text:p>2MM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Fling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rc Runn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Elemental Ox</text:p>
          </table:table-cell>
          <table:table-cell office:value-type="string">
            <text:p>M11-Common</text:p>
          </table:table-cell>
          <table:table-cell/>
          <table:table-cell office:value-type="string">
            <text:p>5/1</text:p>
          </table:table-cell>
          <table:table-cell table:number-columns-repeated="1017"/>
        </table:table-row>
        <table:table-row table:style-name="ro3">
          <table:table-cell office:value-type="string">
            <text:p>Fiery Hellhound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Creature-Elemental Hound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erserkers of Blood Ridg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Huma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Goblin Tunneler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Goblin Rogue</text:p>
          </table:table-cell>
          <table:table-cell office:value-type="string">
            <text:p>M11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loodcrazed Goblin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erserkers of Blood Ridg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Huma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Fiery Hellhound</text:p>
          </table:table-cell>
          <table:table-cell office:value-type="string">
            <text:p>Red</text:p>
          </table:table-cell>
          <table:table-cell office:value-type="string">
            <text:p>1MM</text:p>
          </table:table-cell>
          <table:table-cell office:value-type="string">
            <text:p>Creature-Elemental Hound</text:p>
          </table:table-cell>
          <table:table-cell office:value-type="string">
            <text:p>M11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Vulshok Berserker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Human Berserker</text:p>
          </table:table-cell>
          <table:table-cell office:value-type="string">
            <text:p>M11-Common</text:p>
          </table:table-cell>
          <table:table-cell/>
          <table:table-cell office:value-type="string">
            <text:p>3/2</text:p>
          </table:table-cell>
          <table:table-cell table:number-columns-repeated="1017"/>
        </table:table-row>
        <table:table-row table:style-name="ro3">
          <table:table-cell office:value-type="string">
            <text:p>Lava Ax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ct of Treaso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emolish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ct of Treaso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ct of Treaso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emolish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Lava Ax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Lava Ax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Lava Ax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Act of Treaso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Demolish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M11-Common</text:p>
          </table:table-cell>
          <table:table-cell table:number-columns-repeated="1019"/>
        </table:table-row>
        <table:table-row table:style-name="ro3">
          <table:table-cell office:value-type="string">
            <text:p>Kiln Fie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Elemental 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Kiln Fiend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Elemental Beast</text:p>
          </table:table-cell>
          <table:table-cell office:value-type="string">
            <text:p>Rise of the Eldrazi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Dark Temp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Conflux-Common</text:p>
          </table:table-cell>
          <table:table-cell table:number-columns-repeated="1019"/>
        </table:table-row>
        <table:table-row table:style-name="ro3">
          <table:table-cell office:value-type="string">
            <text:p>Molten Frame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Conflux-Common</text:p>
          </table:table-cell>
          <table:table-cell table:number-columns-repeated="1019"/>
        </table:table-row>
        <table:table-row table:style-name="ro3">
          <table:table-cell office:value-type="string">
            <text:p>Canyon Minotaur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Minotaur Warrior</text:p>
          </table:table-cell>
          <table:table-cell office:value-type="string">
            <text:p>Conflux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Quenchable Fire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Conflux-Common</text:p>
          </table:table-cell>
          <table:table-cell table:number-columns-repeated="1019"/>
        </table:table-row>
        <table:table-row table:style-name="ro3">
          <table:table-cell office:value-type="string">
            <text:p>Ridge Rannet</text:p>
          </table:table-cell>
          <table:table-cell office:value-type="string">
            <text:p>Red</text:p>
          </table:table-cell>
          <table:table-cell office:value-type="string">
            <text:p>5MM</text:p>
          </table:table-cell>
          <table:table-cell office:value-type="string">
            <text:p>Creature-Beast</text:p>
          </table:table-cell>
          <table:table-cell office:value-type="string">
            <text:p>Shards of Alara-Common</text:p>
          </table:table-cell>
          <table:table-cell/>
          <table:table-cell office:value-type="string">
            <text:p>6/4</text:p>
          </table:table-cell>
          <table:table-cell table:number-columns-repeated="1017"/>
        </table:table-row>
        <table:table-row table:style-name="ro3">
          <table:table-cell office:value-type="string">
            <text:p>Resounding Thund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Shards of Alara-Common</text:p>
          </table:table-cell>
          <table:table-cell table:number-columns-repeated="1019"/>
        </table:table-row>
        <table:table-row table:style-name="ro3">
          <table:table-cell office:value-type="string">
            <text:p>Lightning Talons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ment-Aura</text:p>
          </table:table-cell>
          <table:table-cell office:value-type="string">
            <text:p>Shards of Alara-Common</text:p>
          </table:table-cell>
          <table:table-cell table:number-columns-repeated="1019"/>
        </table:table-row>
        <table:table-row table:style-name="ro3">
          <table:table-cell office:value-type="string">
            <text:p>Fatal Attractio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ment-Aura</text:p>
          </table:table-cell>
          <table:table-cell office:value-type="string">
            <text:p>Future Sight-Common</text:p>
          </table:table-cell>
          <table:table-cell table:number-columns-repeated="1019"/>
        </table:table-row>
        <table:table-row table:style-name="ro3">
          <table:table-cell office:value-type="string">
            <text:p>Battering Sliver</text:p>
          </table:table-cell>
          <table:table-cell office:value-type="string">
            <text:p>Red</text:p>
          </table:table-cell>
          <table:table-cell office:value-type="string">
            <text:p>5MM</text:p>
          </table:table-cell>
          <table:table-cell office:value-type="string">
            <text:p>Creature-Sliver</text:p>
          </table:table-cell>
          <table:table-cell office:value-type="string">
            <text:p>Planar Chaos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Dead // Gone</text:p>
          </table:table-cell>
          <table:table-cell office:value-type="string">
            <text:p>Red</text:p>
          </table:table-cell>
          <table:table-cell office:value-type="string">
            <text:p>M // 2M</text:p>
          </table:table-cell>
          <table:table-cell office:value-type="string">
            <text:p>Instant</text:p>
          </table:table-cell>
          <table:table-cell office:value-type="string">
            <text:p>Planar Chaos-Common</text:p>
          </table:table-cell>
          <table:table-cell table:number-columns-repeated="1019"/>
        </table:table-row>
        <table:table-row table:style-name="ro3">
          <table:table-cell office:value-type="string">
            <text:p>Fury Charm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Planar Chaos-Common</text:p>
          </table:table-cell>
          <table:table-cell table:number-columns-repeated="1019"/>
        </table:table-row>
        <table:table-row table:style-name="ro3">
          <table:table-cell office:value-type="string">
            <text:p>Subterranean Shambler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Elemental</text:p>
          </table:table-cell>
          <table:table-cell office:value-type="string">
            <text:p>Time Spiral-Common</text:p>
          </table:table-cell>
          <table:table-cell/>
          <table:table-cell office:value-type="string">
            <text:p>2/3</text:p>
          </table:table-cell>
          <table:table-cell table:number-columns-repeated="1017"/>
        </table:table-row>
        <table:table-row table:style-name="ro3">
          <table:table-cell office:value-type="string">
            <text:p>Plunder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Time Spiral-Common</text:p>
          </table:table-cell>
          <table:table-cell table:number-columns-repeated="1019"/>
        </table:table-row>
        <table:table-row table:style-name="ro3">
          <table:table-cell office:value-type="string">
            <text:p>Demolish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Tenth Edition-Common</text:p>
          </table:table-cell>
          <table:table-cell table:number-columns-repeated="1019"/>
        </table:table-row>
        <table:table-row table:style-name="ro3">
          <table:table-cell office:value-type="string">
            <text:p>Skred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Instant</text:p>
          </table:table-cell>
          <table:table-cell office:value-type="string">
            <text:p>Cold Snap-Common</text:p>
          </table:table-cell>
          <table:table-cell table:number-columns-repeated="1019"/>
        </table:table-row>
        <table:table-row table:style-name="ro3">
          <table:table-cell office:value-type="string">
            <text:p>Pyromantics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Instant</text:p>
          </table:table-cell>
          <table:table-cell office:value-type="string">
            <text:p>Guildpact-Common</text:p>
          </table:table-cell>
          <table:table-cell table:number-columns-repeated="1019"/>
        </table:table-row>
        <table:table-row table:style-name="ro3">
          <table:table-cell office:value-type="string">
            <text:p>Fencer's Magemark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ment-Aura</text:p>
          </table:table-cell>
          <table:table-cell office:value-type="string">
            <text:p>Guildpact-Common</text:p>
          </table:table-cell>
          <table:table-cell table:number-columns-repeated="1019"/>
        </table:table-row>
        <table:table-row table:style-name="ro3">
          <table:table-cell office:value-type="string">
            <text:p>Dogpile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Instant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Dogpile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Instant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Galvanic Arc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ment-Aura</text:p>
          </table:table-cell>
          <table:table-cell office:value-type="string">
            <text:p>Ravnica: City of Guilds-Common</text:p>
          </table:table-cell>
          <table:table-cell table:number-columns-repeated="1019"/>
        </table:table-row>
        <table:table-row table:style-name="ro3">
          <table:table-cell office:value-type="string">
            <text:p>Sell-Sword Brute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Human Mercenary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Goblin Fire Fiend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Goblin Berserker</text:p>
          </table:table-cell>
          <table:table-cell office:value-type="string">
            <text:p>Ravnica: City of Guild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Path of Anger's Flam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Into the Fray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Path of Anger's Flam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Into the Fray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Barrel Down Sokenza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Barrel Down Sokenzan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Spiraling Embers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Spiraling Embers (Foreign) 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Inner Fire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Spiraling Embers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Sorcery-Arcane</text:p>
          </table:table-cell>
          <table:table-cell office:value-type="string">
            <text:p>Savio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Ire of Kaminari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Instant-Arcane</text:p>
          </table:table-cell>
          <table:table-cell office:value-type="string">
            <text:p>Betrayers of Kamigawa-Common</text:p>
          </table:table-cell>
          <table:table-cell table:number-columns-repeated="1019"/>
        </table:table-row>
        <table:table-row table:style-name="ro3">
          <table:table-cell office:value-type="string">
            <text:p>Brutal Deceiv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Spirit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Ronin Houndsmast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Human Samurai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Akki Avalanchers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Warrior</text:p>
          </table:table-cell>
          <table:table-cell office:value-type="string">
            <text:p>Champions of Kamigawa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Unearthly Blizzard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-Arcane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Yamabushi's Storm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orcery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Yamabushi's Storm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orcery</text:p>
          </table:table-cell>
          <table:table-cell office:value-type="string">
            <text:p>Champions of Kamigawa-Common</text:p>
          </table:table-cell>
          <table:table-cell table:number-columns-repeated="1019"/>
        </table:table-row>
        <table:table-row table:style-name="ro3">
          <table:table-cell office:value-type="string">
            <text:p>Goblin Brawl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Goblin Warrior</text:p>
          </table:table-cell>
          <table:table-cell office:value-type="string">
            <text:p>Fifth Daw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Barbed Lightning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Darksteel-Common</text:p>
          </table:table-cell>
          <table:table-cell table:number-columns-repeated="1019"/>
        </table:table-row>
        <table:table-row table:style-name="ro3">
          <table:table-cell office:value-type="string">
            <text:p>Crazed Goblin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 Warrior</text:p>
          </table:table-cell>
          <table:table-cell office:value-type="string">
            <text:p>Darksteel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Ridgeline Rag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Beast</text:p>
          </table:table-cell>
          <table:table-cell office:value-type="string">
            <text:p>Eighth Edition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Ridgeline Rager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Beast</text:p>
          </table:table-cell>
          <table:table-cell office:value-type="string">
            <text:p>Eighth Edition-Common</text:p>
          </table:table-cell>
          <table:table-cell/>
          <table:table-cell office:value-type="string">
            <text:p>1/2</text:p>
          </table:table-cell>
          <table:table-cell table:number-columns-repeated="1017"/>
        </table:table-row>
        <table:table-row table:style-name="ro3">
          <table:table-cell office:value-type="string">
            <text:p>Lava Axe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orcery</text:p>
          </table:table-cell>
          <table:table-cell office:value-type="string">
            <text:p>Eighth Edition-Common</text:p>
          </table:table-cell>
          <table:table-cell table:number-columns-repeated="1019"/>
        </table:table-row>
        <table:table-row table:style-name="ro3">
          <table:table-cell office:value-type="string">
            <text:p>Scattershot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Instant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Uncontrolled Infestation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Enchant Land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Dragon Breath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Enchant Creature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Misguided Rag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Misguided Rag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Misguided Rag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Torrent of Fire</text:p>
          </table:table-cell>
          <table:table-cell office:value-type="string">
            <text:p>Red</text:p>
          </table:table-cell>
          <table:table-cell office:value-type="string">
            <text:p>3M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Misguided Rage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Torrent of Fire</text:p>
          </table:table-cell>
          <table:table-cell office:value-type="string">
            <text:p>Red</text:p>
          </table:table-cell>
          <table:table-cell office:value-type="string">
            <text:p>3M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Torrent of Fire</text:p>
          </table:table-cell>
          <table:table-cell office:value-type="string">
            <text:p>Red</text:p>
          </table:table-cell>
          <table:table-cell office:value-type="string">
            <text:p>3MM</text:p>
          </table:table-cell>
          <table:table-cell office:value-type="string">
            <text:p>Sorcery</text:p>
          </table:table-cell>
          <table:table-cell office:value-type="string">
            <text:p>Scourge-Common</text:p>
          </table:table-cell>
          <table:table-cell table:number-columns-repeated="1019"/>
        </table:table-row>
        <table:table-row table:style-name="ro3">
          <table:table-cell office:value-type="string">
            <text:p>Goblin Grappler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</text:p>
          </table:table-cell>
          <table:table-cell office:value-type="string">
            <text:p>Legion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Skirk Prospector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Creature-Goblin</text:p>
          </table:table-cell>
          <table:table-cell office:value-type="string">
            <text:p>Onslaught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Kamahl's Sledge</text:p>
          </table:table-cell>
          <table:table-cell office:value-type="string">
            <text:p>Red</text:p>
          </table:table-cell>
          <table:table-cell office:value-type="string">
            <text:p>5MM</text:p>
          </table:table-cell>
          <table:table-cell office:value-type="string">
            <text:p>Sorcery</text:p>
          </table:table-cell>
          <table:table-cell office:value-type="string">
            <text:p>Torment-Common</text:p>
          </table:table-cell>
          <table:table-cell table:number-columns-repeated="1019"/>
        </table:table-row>
        <table:table-row table:style-name="ro3">
          <table:table-cell office:value-type="string">
            <text:p>Tribal Flames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orcery</text:p>
          </table:table-cell>
          <table:table-cell office:value-type="string">
            <text:p>Invasion-Common</text:p>
          </table:table-cell>
          <table:table-cell table:number-columns-repeated="1019"/>
        </table:table-row>
        <table:table-row table:style-name="ro3">
          <table:table-cell office:value-type="string">
            <text:p>Hooded Kavu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Creature-Kavu</text:p>
          </table:table-cell>
          <table:table-cell office:value-type="string">
            <text:p>Invasion-Common</text:p>
          </table:table-cell>
          <table:table-cell/>
          <table:table-cell office:value-type="string">
            <text:p>2/2</text:p>
          </table:table-cell>
          <table:table-cell table:number-columns-repeated="1017"/>
        </table:table-row>
        <table:table-row table:style-name="ro3">
          <table:table-cell office:value-type="string">
            <text:p>Wild Jhovall</text:p>
          </table:table-cell>
          <table:table-cell office:value-type="string">
            <text:p>Red</text:p>
          </table:table-cell>
          <table:table-cell office:value-type="string">
            <text:p>3M</text:p>
          </table:table-cell>
          <table:table-cell office:value-type="string">
            <text:p>Creature-Cat</text:p>
          </table:table-cell>
          <table:table-cell office:value-type="string">
            <text:p>Mercadian Masques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Viashino Sandscout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Summon Viashino</text:p>
          </table:table-cell>
          <table:table-cell office:value-type="string">
            <text:p>Urza's Legacy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Lowland Giant</text:p>
          </table:table-cell>
          <table:table-cell office:value-type="string">
            <text:p>Red</text:p>
          </table:table-cell>
          <table:table-cell office:value-type="string">
            <text:p>2MM</text:p>
          </table:table-cell>
          <table:table-cell office:value-type="string">
            <text:p>Summon Giant</text:p>
          </table:table-cell>
          <table:table-cell office:value-type="string">
            <text:p>Tempest-Common</text:p>
          </table:table-cell>
          <table:table-cell/>
          <table:table-cell office:value-type="string">
            <text:p>4/3</text:p>
          </table:table-cell>
          <table:table-cell table:number-columns-repeated="1017"/>
        </table:table-row>
        <table:table-row table:style-name="ro3">
          <table:table-cell office:value-type="string">
            <text:p>Talruum Champion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Summon Minotaur</text:p>
          </table:table-cell>
          <table:table-cell office:value-type="string">
            <text:p>Visions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Keeper of Kookus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Summon Goblin</text:p>
          </table:table-cell>
          <table:table-cell office:value-type="string">
            <text:p>Vision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Keeper of Kookus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Summon Goblin</text:p>
          </table:table-cell>
          <table:table-cell office:value-type="string">
            <text:p>Vision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Keeper of Kookus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Summon Goblin</text:p>
          </table:table-cell>
          <table:table-cell office:value-type="string">
            <text:p>Visions-Common</text:p>
          </table:table-cell>
          <table:table-cell/>
          <table:table-cell office:value-type="string">
            <text:p>1/1</text:p>
          </table:table-cell>
          <table:table-cell table:number-columns-repeated="1017"/>
        </table:table-row>
        <table:table-row table:style-name="ro3">
          <table:table-cell office:value-type="string">
            <text:p>Bestial Fury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 Creature</text:p>
          </table:table-cell>
          <table:table-cell office:value-type="string">
            <text:p>Alliances-Common</text:p>
          </table:table-cell>
          <table:table-cell table:number-columns-repeated="1019"/>
        </table:table-row>
        <table:table-row table:style-name="ro3">
          <table:table-cell office:value-type="string">
            <text:p>Bestial Fury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 Creature</text:p>
          </table:table-cell>
          <table:table-cell office:value-type="string">
            <text:p>Alliances-Common</text:p>
          </table:table-cell>
          <table:table-cell table:number-columns-repeated="1019"/>
        </table:table-row>
        <table:table-row table:style-name="ro3">
          <table:table-cell office:value-type="string">
            <text:p>Ingot Chewer (Foreign)</text:p>
          </table:table-cell>
          <table:table-cell office:value-type="string">
            <text:p>Red</text:p>
          </table:table-cell>
          <table:table-cell office:value-type="string">
            <text:p>4M</text:p>
          </table:table-cell>
          <table:table-cell office:value-type="string">
            <text:p>Creature-Elemental</text:p>
          </table:table-cell>
          <table:table-cell office:value-type="string">
            <text:p>Jace vs. Chandra-Common</text:p>
          </table:table-cell>
          <table:table-cell/>
          <table:table-cell office:value-type="string">
            <text:p>3/3</text:p>
          </table:table-cell>
          <table:table-cell table:number-columns-repeated="1017"/>
        </table:table-row>
        <table:table-row table:style-name="ro3">
          <table:table-cell office:value-type="string">
            <text:p>Soulbright Flamekin (Foreign)</text:p>
          </table:table-cell>
          <table:table-cell office:value-type="string">
            <text:p>Red</text:p>
          </table:table-cell>
          <table:table-cell office:value-type="string">
            <text:p>1M</text:p>
          </table:table-cell>
          <table:table-cell office:value-type="string">
            <text:p>Creature-Elemental Shaman</text:p>
          </table:table-cell>
          <table:table-cell office:value-type="string">
            <text:p>Jace vs. Chandra-Common</text:p>
          </table:table-cell>
          <table:table-cell/>
          <table:table-cell office:value-type="string">
            <text:p>2/1</text:p>
          </table:table-cell>
          <table:table-cell table:number-columns-repeated="1017"/>
        </table:table-row>
        <table:table-row table:style-name="ro3">
          <table:table-cell office:value-type="string">
            <text:p>Chartooth Cougar (Foreign</text:p>
          </table:table-cell>
          <table:table-cell office:value-type="string">
            <text:p>Red</text:p>
          </table:table-cell>
          <table:table-cell office:value-type="string">
            <text:p>5MM</text:p>
          </table:table-cell>
          <table:table-cell office:value-type="string">
            <text:p>Creature-Cat Beast</text:p>
          </table:table-cell>
          <table:table-cell office:value-type="string">
            <text:p>Jace vs. Chandra-Common</text:p>
          </table:table-cell>
          <table:table-cell/>
          <table:table-cell office:value-type="string">
            <text:p>4/4</text:p>
          </table:table-cell>
          <table:table-cell table:number-columns-repeated="1017"/>
        </table:table-row>
        <table:table-row table:style-name="ro3">
          <table:table-cell office:value-type="string">
            <text:p>Firebolt (Foreign)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Sorcery</text:p>
          </table:table-cell>
          <table:table-cell office:value-type="string">
            <text:p>Jace vs. Chandra-Common</text:p>
          </table:table-cell>
          <table:table-cell table:number-columns-repeated="1019"/>
        </table:table-row>
        <table:table-row table:style-name="ro3">
          <table:table-cell office:value-type="string">
            <text:p>Goblin War Drums</text:p>
          </table:table-cell>
          <table:table-cell office:value-type="string">
            <text:p>Red</text:p>
          </table:table-cell>
          <table:table-cell office:value-type="string">
            <text:p>2M</text:p>
          </table:table-cell>
          <table:table-cell office:value-type="string">
            <text:p>Enchantment</text:p>
          </table:table-cell>
          <table:table-cell table:number-columns-repeated="1020"/>
        </table:table-row>
        <table:table-row table:style-name="ro3">
          <table:table-cell office:value-type="string">
            <text:p>Eternal Warrior</text:p>
          </table:table-cell>
          <table:table-cell office:value-type="string">
            <text:p>Red</text:p>
          </table:table-cell>
          <table:table-cell office:value-type="string">
            <text:p>M</text:p>
          </table:table-cell>
          <table:table-cell office:value-type="string">
            <text:p>Enchant Creature</text:p>
          </table:table-cell>
          <table:table-cell table:number-columns-repeated="1020"/>
        </table:table-row>
        <table:table-row table:style-name="ro3" table:number-rows-repeated="10478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20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eley Moseley</meta:initial-creator>
    <meta:creation-date>2012-02-26T14:27:57.06</meta:creation-date>
    <dc:date>2012-03-04T20:57:39.53</dc:date>
    <dc:creator>Keeley Moseley</dc:creator>
    <meta:editing-duration>PT13H20M38S</meta:editing-duration>
    <meta:editing-cycles>66</meta:editing-cycles>
    <meta:generator>OpenOffice.org/3.3$Win32 OpenOffice.org_project/330m20$Build-9567</meta:generator>
    <meta:document-statistic meta:table-count="3" meta:cell-count="4204" meta:object-count="0"/>
  </office:meta>
</office:document-meta>
</file>